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24cm"/>
    </style:style>
    <style:style style:name="co2" style:family="table-column">
      <style:table-column-properties fo:break-before="auto" style:column-width="18.292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74cm" fo:break-before="auto" style:use-optimal-row-height="false"/>
    </style:style>
    <style:style style:name="ro3" style:family="table-row">
      <style:table-row-properties style:row-height="0.833cm" fo:break-before="auto" style:use-optimal-row-height="true"/>
    </style:style>
    <style:style style:name="ro4" style:family="table-row">
      <style:table-row-properties style:row-height="1.228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23cm" fo:break-before="auto" style:use-optimal-row-height="true"/>
    </style:style>
    <style:style style:name="ro7" style:family="table-row">
      <style:table-row-properties style:row-height="2.018cm" fo:break-before="auto" style:use-optimal-row-height="true"/>
    </style:style>
    <style:style style:name="ro8"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pl" fo:country="PL"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pl" fo:country="P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pl" fo:country="PL" fo:font-style="italic"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size="12pt" style:font-size-asian="12pt" style:font-size-complex="12pt"/>
    </style:style>
    <style:style style:name="ce5" style:family="table-cell" style:parent-style-name="Default">
      <style:table-cell-properties fo:wrap-option="wrap"/>
      <style:text-properties fo:font-size="9pt" style:font-size-asian="9pt" style:font-size-complex="9pt"/>
    </style:style>
    <style:style style:name="ce6" style:family="table-cell" style:parent-style-name="Default">
      <style:table-cell-properties fo:wrap-option="wrap"/>
      <style:text-properties style:text-outline="false" style:text-line-through-style="none" style:text-line-through-type="none" style:font-name="Liberation Serif" fo:font-size="9pt" fo:language="pl" fo:country="PL"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9pt" fo:language="pl" fo:country="PL"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Liberation Serif" fo:font-size="12pt" style:font-name-asian="Segoe UI" style:font-name-complex="Tahoma" style:font-size-asian="12pt" style:font-size-complex="12pt"/>
    </style:style>
    <style:style style:name="T3" style:family="text">
      <style:text-properties fo:font-weight="normal" style:text-underline-style="none" style:text-underline-color="font-color" style:text-line-through-type="none" style:text-outline="false" fo:text-shadow="none" style:text-line-through-mode="continuous" fo:language="pl" fo:country="PL"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Liberation Serif" fo:font-size="12pt" style:font-name-asian="Segoe UI" style:font-name-complex="Tahoma" style:font-size-asian="12pt" style:font-size-complex="12pt" fo:font-style="italic"/>
    </style:style>
  </office:automatic-styles>
  <office:body>
    <office:spreadsheet>
      <table:calculation-settings table:automatic-find-labels="false" table:use-regular-expressions="false" table:use-wildcards="true"/>
      <table:table table:name="Arkusz1" table:style-name="ta1">
        <table:table-column table:style-name="co1" table:default-cell-style-name="ce4"/>
        <table:table-column table:style-name="co2" table:default-cell-style-name="ce5"/>
        <table:table-row table:style-name="ro1">
          <table:table-cell table:style-name="ce1" office:value-type="string" calcext:value-type="string">
            <text:p>Chapter 1: Loomings </text:p>
          </table:table-cell>
          <table:table-cell/>
        </table:table-row>
        <table:table-row table:style-name="ro2">
          <table:table-cell table:style-name="ce2" office:value-type="string" calcext:value-type="string">
            <text:p>The narrator introduces himself to the reader with one of the most famous first lines in literature: "Call me Ishmael."</text:p>
          </table:table-cell>
          <table:table-cell office:value-type="string" calcext:value-type="string">
            <text:p><text:span text:style-name="T1">Ismael: </text:span><text:span text:style-name="T2">Call me Ishmael. I want to be a sailor. W</text:span><text:span text:style-name="T3">haling voyage is my destiny. I want to go, in part, to satisfy my genuine curiosity about these enormous, mysterious creatures we call whales.</text:span></text:p>
          </table:table-cell>
        </table:table-row>
        <table:table-row table:style-name="ro3">
          <table:table-cell table:style-name="ce2" office:value-type="string" calcext:value-type="string">
            <text:p>He begins his story "some years ago," at one particular moment when he decided to go on a sailing voyage.</text:p>
          </table:table-cell>
          <table:table-cell/>
        </table:table-row>
        <table:table-row table:style-name="ro1">
          <table:table-cell table:style-name="ce2" office:value-type="string" calcext:value-type="string">
            <text:p>Ishmael explains that, whenever he feels depressed and suicidal, he always goes to sea.</text:p>
          </table:table-cell>
          <table:table-cell/>
        </table:table-row>
        <table:table-row table:style-name="ro3">
          <table:table-cell table:style-name="ce2" office:value-type="string" calcext:value-type="string">
            <text:p>Ishmael claims that most people and most cultures around the world have a special attraction to water in general and the sea in particular.</text:p>
          </table:table-cell>
          <table:table-cell/>
        </table:table-row>
        <table:table-row table:style-name="ro4">
          <table:table-cell table:style-name="ce2" office:value-type="string" calcext:value-type="string">
            <text:p>In Manhattan, he tells us, people crowd around the wharves, looking out at the sea and trying to get as close to it as possible. Niagara Falls is a major tourist destination. Ancient cultures in Persia and Greece worshipped the sea. You get the idea.</text:p>
          </table:table-cell>
          <table:table-cell/>
        </table:table-row>
        <table:table-row table:style-name="ro1">
          <table:table-cell table:style-name="ce2" office:value-type="string" calcext:value-type="string">
            <text:p>Ishmael doesn’t want to go to sea as a passenger, because then he’d have to pay.</text:p>
          </table:table-cell>
          <table:table-cell/>
        </table:table-row>
        <table:table-row table:style-name="ro4">
          <table:table-cell table:style-name="ce2" office:value-type="string" calcext:value-type="string">
            <text:p>He also doesn’t want to be in an important position, such as captain or cook, because then he’d have responsibilities, and that would really get him down (which, frankly, we can totally sympathize with).</text:p>
          </table:table-cell>
          <table:table-cell/>
        </table:table-row>
        <table:table-row table:style-name="ro1">
          <table:table-cell table:style-name="ce2" office:value-type="string" calcext:value-type="string">
            <text:p>He just wants to be an ordinary sailor.</text:p>
          </table:table-cell>
          <table:table-cell/>
        </table:table-row>
        <table:table-row table:style-name="ro4">
          <table:table-cell table:style-name="ce2" office:value-type="string" calcext:value-type="string">
            <text:p>Ishmael says that being a lowly sailor and getting ordered around does take some getting used to, especially if you’ve held a powerful position before—like, say, a schoolteacher. (We get the idea Ishmael’s been a schoolteacher.)</text:p>
          </table:table-cell>
          <table:table-cell/>
        </table:table-row>
        <table:table-row table:style-name="ro4">
          <table:table-cell table:style-name="ce2" office:value-type="string" calcext:value-type="string">
            <text:p>However, Ishmael doesn’t mind being ordered around on board ship, because he knows that "everybody else is in one way or other served in much the same way—either in a physical or metaphysical point of view" (1.9). In other words, everybody’s got a boss, even if it’s just God.</text:p>
          </table:table-cell>
          <table:table-cell/>
        </table:table-row>
        <table:table-row table:style-name="ro3">
          <table:table-cell table:style-name="ce2" office:value-type="string" calcext:value-type="string">
            <text:p>Ishmael especially likes getting paid instead of paying (who doesn’t?), which is another motivation for being a sailor.</text:p>
          </table:table-cell>
          <table:table-cell/>
        </table:table-row>
        <table:table-row table:style-name="ro1">
          <table:table-cell table:style-name="ce2" office:value-type="string" calcext:value-type="string">
            <text:p>The last reason Ishmael chooses to be a sailor is that it involves exercise and fresh air.</text:p>
          </table:table-cell>
          <table:table-cell/>
        </table:table-row>
        <table:table-row table:style-name="ro3">
          <table:table-cell table:style-name="ce2" office:value-type="string" calcext:value-type="string">
            <text:p>Although Ishmael has explained that going to sea and being a sailor are his decisions, he also says that going whaling instead of sailing on a merchant ship is his fate.</text:p>
          </table:table-cell>
          <table:table-cell/>
        </table:table-row>
        <table:table-row table:style-name="ro4">
          <table:table-cell table:style-name="ce3" office:value-type="string" calcext:value-type="string">
            <text:p>Still, even though Ishmael thinks his participation in the whaling voyage is predetermined, he acknowledges that he wants to go, in part, to satisfy his genuine curiosity about these enormous, mysterious creatures we call whales.</text:p>
          </table:table-cell>
          <table:table-cell/>
        </table:table-row>
        <table:table-row table:style-name="ro1">
          <table:table-cell table:style-name="ce1" office:value-type="string" calcext:value-type="string">
            <text:p>Chapter 2: The Carpet-Bag </text:p>
          </table:table-cell>
          <table:table-cell/>
        </table:table-row>
        <table:table-row table:style-name="ro3">
          <table:table-cell table:style-name="ce2" office:value-type="string" calcext:value-type="string">
            <text:p>Ishmael packs a few things into a carpetbag (carpetbags were used stereotypically by people who traveled often) and heads from Manhattan to New Bedford, Massachusetts.</text:p>
          </table:table-cell>
          <table:table-cell/>
        </table:table-row>
        <table:table-row table:style-name="ro3">
          <table:table-cell table:style-name="ce2" office:value-type="string" calcext:value-type="string">
            <text:p>He intends to take the ferry from here to Nantucket, but he’s too late. He’s stuck in New Bedford for the night.</text:p>
          </table:table-cell>
          <table:table-cell/>
        </table:table-row>
        <table:table-row table:style-name="ro4">
          <table:table-cell table:style-name="ce2" office:value-type="string" calcext:value-type="string">
            <text:p>Ishmael explains that New Bedford is becoming the new center of the whaling trade, but he’d rather sail from Nantucket, because that place has older and more prestigious connections with whaling. Ishmael’s a bit of a snob.</text:p>
          </table:table-cell>
          <table:table-cell table:style-name="ce6" office:value-type="string" calcext:value-type="string">
            <text:p><text:s/>he’d rather sail from Nantucket, because that place has older and more prestigious connections with whaling. Ishmael’s a bit of a snob.</text:p>
          </table:table-cell>
        </table:table-row>
        <table:table-row table:style-name="ro3">
          <table:table-cell table:style-name="ce2" office:value-type="string" calcext:value-type="string">
            <text:p>Sadly, Ishmael doesn’t have much money, so he wanders around for a long time looking for the cheapest possible place to spend the night.</text:p>
          </table:table-cell>
          <table:table-cell table:style-name="ce7" office:value-type="string" calcext:value-type="string">
            <text:p>Sadly, Ishmael doesn’t have much money, so he wanders around for a long time looking for the cheapest possible place to spend the night.</text:p>
          </table:table-cell>
        </table:table-row>
        <table:table-row table:style-name="ro5">
          <table:table-cell table:style-name="ce2" office:value-type="string" calcext:value-type="string">
            <text:p>Ishmael wanders into the poorest, most deserted streets near the water, rejecting "The Crossed Harpoons" and "The Sword-Fish Inn" as too expensive.</text:p>
          </table:table-cell>
          <table:table-cell/>
        </table:table-row>
        <table:table-row table:style-name="ro1">
          <table:table-cell table:style-name="ce2" office:value-type="string" calcext:value-type="string">
            <text:p>He goes into what he thinks might be a cheap inn, but it turns out to be "a n**** church" (2.6).</text:p>
          </table:table-cell>
          <table:table-cell/>
        </table:table-row>
        <table:table-row table:style-name="ro5">
          <table:table-cell table:style-name="ce2" office:value-type="string" calcext:value-type="string">
            <text:p>Finally Ishmael finds a place called "The Spouter Inn," run by someone unfortunately named Peter Coffin. (Bad omen? You decide.)</text:p>
          </table:table-cell>
          <table:table-cell table:style-name="ce7" office:value-type="string" calcext:value-type="string">
            <text:p>Finally Ishmael finds a place called "The Spouter Inn," run by someone unfortunately named Peter Coffin. (Bad omen? You decide.)</text:p>
          </table:table-cell>
        </table:table-row>
        <table:table-row table:style-name="ro3">
          <table:table-cell table:style-name="ce2" office:value-type="string" calcext:value-type="string">
            <text:p>The Spouter Inn is sort of New Bedford’s version of the fleabag motel—it looks run-down, but it’ll get the job done cheaply.</text:p>
          </table:table-cell>
          <table:table-cell/>
        </table:table-row>
        <table:table-row table:style-name="ro4">
          <table:table-cell table:style-name="ce2" office:value-type="string" calcext:value-type="string">
            <text:p>Before Ishmael enters "The Spouter Inn," he spends a moment feeling sorry for himself and brooding about the difference between cold wind when you’re looking out of your warm house at it and cold wind when you’re standing right in the middle of it.</text:p>
          </table:table-cell>
          <table:table-cell/>
        </table:table-row>
        <table:table-row table:style-name="ro1">
          <table:table-cell table:style-name="ce2" office:value-type="string" calcext:value-type="string">
            <text:p>Then, he snaps himself out of this self-indulgent attitude and heads on in.</text:p>
          </table:table-cell>
          <table:table-cell/>
        </table:table-row>
        <table:table-row table:style-name="ro1">
          <table:table-cell table:style-name="ce1" office:value-type="string" calcext:value-type="string">
            <text:p>Chapter 3: The Spouter-Inn</text:p>
          </table:table-cell>
          <table:table-cell/>
        </table:table-row>
        <table:table-row table:style-name="ro3">
          <table:table-cell table:style-name="ce2" office:value-type="string" calcext:value-type="string">
            <text:p>Ishmael enters the Spouter-Inn, and—symbolism alert!—the first thing he sees is a strange oil painting so old and dirty that it seems abstract.</text:p>
          </table:table-cell>
          <table:table-cell table:style-name="ce7" office:value-type="string" calcext:value-type="string">
            <text:p>Ishmael enters the Spouter-Inn, and—symbolism alert!—the first thing he sees is a strange oil painting so old and dirty that it seems abstract.</text:p>
          </table:table-cell>
        </table:table-row>
        <table:table-row table:style-name="ro3">
          <table:table-cell table:style-name="ce2" office:value-type="string" calcext:value-type="string">
            <text:p>Ishmael spends a long time looking at this painting trying to figure out what it depicts. (Think of it as a <text:a xlink:href="http://en.wikipedia.org/wiki/Rorschach_inkblot_test" xlink:type="simple">Rorschach Test</text:a> for our intrepid protagonist.)</text:p>
          </table:table-cell>
          <table:table-cell table:style-name="ce7" office:value-type="string" calcext:value-type="string">
            <text:p>Ishmael spends a long time looking at this painting trying to figure out what it depicts. (Think of it as a <text:a xlink:href="http://en.wikipedia.org/wiki/Rorschach_inkblot_test" xlink:type="simple">Rorschach Test</text:a> for our intrepid protagonist.)</text:p>
          </table:table-cell>
        </table:table-row>
        <table:table-row table:style-name="ro3">
          <table:table-cell table:style-name="ce2" office:value-type="string" calcext:value-type="string">
            <text:p>He eventually decides that it represents a ship in a storm and a whale leaping up to fling itself on the ship. Hmm, why do you think he came up with that?</text:p>
          </table:table-cell>
          <table:table-cell table:style-name="ce7" office:value-type="string" calcext:value-type="string">
            <text:p>He eventually decides that it represents a ship in a storm and a whale leaping up to fling itself on the ship. Hmm, why do you think he came up with that?</text:p>
          </table:table-cell>
        </table:table-row>
        <table:table-row table:style-name="ro4">
          <table:table-cell table:style-name="ce2" office:value-type="string" calcext:value-type="string">
            <text:p>When Ishmael looks around the rest of the inn, he sees, displayed on the walls, "a heathenish array" (3.4) of weapons, mostly harpoons and lances from whaling ships or weapons from distant countries.</text:p>
          </table:table-cell>
          <table:table-cell table:style-name="ce7" office:value-type="string" calcext:value-type="string">
            <text:p>When Ishmael looks around the rest of the inn, he sees, displayed on the walls, "a heathenish array" (3.4) of weapons, mostly harpoons and lances from whaling ships or weapons from distant countries.</text:p>
          </table:table-cell>
        </table:table-row>
        <table:table-row table:style-name="ro4">
          <table:table-cell table:style-name="ce2" office:value-type="string" calcext:value-type="string">
            <text:p>Ishmael goes further into the inn, noticing that the low ceiling, visible beams, and plank floor almost make the inn itself seem like a ship. The doorway between the public room and the bar is decorated with a giant whale’s jawbone.</text:p>
          </table:table-cell>
          <table:table-cell table:style-name="ce7" office:value-type="string" calcext:value-type="string">
            <text:p>Ishmael goes further into the inn, noticing that the low ceiling, visible beams, and plank floor almost make the inn itself seem like a ship. The doorway between the public room and the bar is decorated with a giant whale’s jawbone.</text:p>
          </table:table-cell>
        </table:table-row>
        <table:table-row table:style-name="ro3">
          <table:table-cell table:style-name="ce2" office:value-type="string" calcext:value-type="string">
            <text:p>Ishmael heads into the bar, where, he notes, the barman is selling drinks using trick glasses that make it look like you’re getting more for your money than you really are.</text:p>
          </table:table-cell>
          <table:table-cell table:style-name="ce7" office:value-type="string" calcext:value-type="string">
            <text:p>Ishmael heads into the bar, where, he notes, the barman is selling drinks using trick glasses that make it look like you’re getting more for your money than you really are.</text:p>
          </table:table-cell>
        </table:table-row>
        <table:table-row table:style-name="ro1">
          <table:table-cell table:style-name="ce2" office:value-type="string" calcext:value-type="string">
            <text:p>There are several different seamen at the bar, and Ishmael finds the landlord and asks for a room.</text:p>
          </table:table-cell>
          <table:table-cell table:style-name="ce7" office:value-type="string" calcext:value-type="string">
            <text:p>There are several different seamen at the bar, and Ishmael finds the landlord and asks for a room.</text:p>
          </table:table-cell>
        </table:table-row>
        <table:table-row table:style-name="ro3">
          <table:table-cell table:style-name="ce2" office:value-type="string" calcext:value-type="string">
            <text:p>Unfortunately, the inn is full, but the landlord offers to let Ishmael share a bed with a harpooner. (Sharing a bed with someone at a crowded inn was actually pretty common in this time.)</text:p>
          </table:table-cell>
          <table:table-cell table:style-name="ce7" office:value-type="string" calcext:value-type="string">
            <text:p>Unfortunately, the inn is full, but the landlord offers to let Ishmael share a bed with a harpooner. (Sharing a bed with someone at a crowded inn was actually pretty common in this time.)</text:p>
          </table:table-cell>
        </table:table-row>
        <table:table-row table:style-name="ro3">
          <table:table-cell table:style-name="ce2" office:value-type="string" calcext:value-type="string">
            <text:p>Ishmael hems and haws; he doesn’t really want to share a bed, but he also doesn’t want to go back out into the cold and look for somewhere else. He reluctantly agrees.</text:p>
          </table:table-cell>
          <table:table-cell table:style-name="ce7" office:value-type="string" calcext:value-type="string">
            <text:p>Ishmael hems and haws; he doesn’t really want to share a bed, but he also doesn’t want to go back out into the cold and look for somewhere else. He reluctantly agrees.</text:p>
          </table:table-cell>
        </table:table-row>
        <table:table-row table:style-name="ro1">
          <table:table-cell table:style-name="ce2" office:value-type="string" calcext:value-type="string">
            <text:p>After a short wait, Ishmael and some other patrons of the inn have supper in another room.</text:p>
          </table:table-cell>
          <table:table-cell/>
        </table:table-row>
        <table:table-row table:style-name="ro3">
          <table:table-cell table:style-name="ce2" office:value-type="string" calcext:value-type="string">
            <text:p>At dinner, Ishmael learns that the harpooner with whom he’s going to share a bed isn’t there yet and is "a dark complexioned chap" (3.14), which makes him a little suspicious. Racism!</text:p>
          </table:table-cell>
          <table:table-cell/>
        </table:table-row>
        <table:table-row table:style-name="ro3">
          <table:table-cell table:style-name="ce2" office:value-type="string" calcext:value-type="string">
            <text:p>After supper, everyone goes back into the bar, where Ishmael waits for the harpooneer and does some casual people-watching.</text:p>
          </table:table-cell>
          <table:table-cell/>
        </table:table-row>
        <table:table-row table:style-name="ro4">
          <table:table-cell table:style-name="ce2" office:value-type="string" calcext:value-type="string">
            <text:p>There’s a loud, raucous noise outside. Enter a bunch of men from a ship called the Grampus (which is, incidentally, also an old name for the "orca," or killer whale—like Shamu), which has just come back from a four-year voyage to the Fiji Islands.</text:p>
          </table:table-cell>
          <table:table-cell/>
        </table:table-row>
        <table:table-row table:style-name="ro1">
          <table:table-cell table:style-name="ce2" office:value-type="string" calcext:value-type="string">
            <text:p>They start doing some hard-core drinking and partying while Ishmael watches.</text:p>
          </table:table-cell>
          <table:table-cell/>
        </table:table-row>
        <table:table-row table:style-name="ro1">
          <table:table-cell table:style-name="ce2" office:value-type="string" calcext:value-type="string">
            <text:p>Ishmael notices that one of the men is a little mellower than the others.</text:p>
          </table:table-cell>
          <table:table-cell/>
        </table:table-row>
        <table:table-row table:style-name="ro3">
          <table:table-cell table:style-name="ce2" office:value-type="string" calcext:value-type="string">
            <text:p>This guy (whose name, we learn, is Bulkington), is tall and broad, deeply tanned, and Southern. He slips away in the middle of the party.</text:p>
          </table:table-cell>
          <table:table-cell/>
        </table:table-row>
        <table:table-row table:style-name="ro1">
          <table:table-cell table:style-name="ce2" office:value-type="string" calcext:value-type="string">
            <text:p>When Bulkington’s shipmates notice, they go after him.</text:p>
          </table:table-cell>
          <table:table-cell/>
        </table:table-row>
        <table:table-row table:style-name="ro3">
          <table:table-cell table:style-name="ce2" office:value-type="string" calcext:value-type="string">
            <text:p>The inn quiets again. Ishmael has decided that he doesn’t want to share a bed with anyone and that he’s going to sleep on the bench at the bar.</text:p>
          </table:table-cell>
          <table:table-cell/>
        </table:table-row>
        <table:table-row table:style-name="ro3">
          <table:table-cell table:style-name="ce2" office:value-type="string" calcext:value-type="string">
            <text:p>The landlord takes a carpenter’s plane (a hand tool used to scrape wood until it’s flat) and tries to level out the bench a bit, but it has so many knots that he can’t really do anything with it.</text:p>
          </table:table-cell>
          <table:table-cell/>
        </table:table-row>
        <table:table-row table:style-name="ro1">
          <table:table-cell table:style-name="ce2" office:value-type="string" calcext:value-type="string">
            <text:p>Ishmael tells him not to bother, and the landlord leaves, grinning.</text:p>
          </table:table-cell>
          <table:table-cell/>
        </table:table-row>
        <table:table-row table:style-name="ro3">
          <table:table-cell table:style-name="ce2" office:value-type="string" calcext:value-type="string">
            <text:p>Ishmael realizes that the bench is too narrow and too short; he supplements it with a chair and tries to sleep using the wall to support himself, but he’s really cold and uncomfortable.</text:p>
          </table:table-cell>
          <table:table-cell/>
        </table:table-row>
        <table:table-row table:style-name="ro3">
          <table:table-cell table:style-name="ce2" office:value-type="string" calcext:value-type="string">
            <text:p>Ishmael considers taking the harpooneer’s room and locking him out, but rejects the idea because the guy might wait outside for him and beat him up the next day.</text:p>
          </table:table-cell>
          <table:table-cell/>
        </table:table-row>
        <table:table-row table:style-name="ro1">
          <table:table-cell table:style-name="ce2" office:value-type="string" calcext:value-type="string">
            <text:p>Finally Ishmael decides that sleeping with the harpooneer might be okay after all.</text:p>
          </table:table-cell>
          <table:table-cell/>
        </table:table-row>
        <table:table-row table:style-name="ro1">
          <table:table-cell table:style-name="ce2" office:value-type="string" calcext:value-type="string">
            <text:p>He calls the landlord and asks why the harpooneer isn’t back yet—it’s midnight at this point.</text:p>
          </table:table-cell>
          <table:table-cell/>
        </table:table-row>
        <table:table-row table:style-name="ro3">
          <table:table-cell table:style-name="ce2" office:value-type="string" calcext:value-type="string">
            <text:p>The landlord explains that the harpooneer isn’t back because he’s been out trying to sell his head, but can’t because the market is flooded with them, and the one he has is broken.</text:p>
          </table:table-cell>
          <table:table-cell/>
        </table:table-row>
        <table:table-row table:style-name="ro3">
          <table:table-cell table:style-name="ce2" office:value-type="string" calcext:value-type="string">
            <text:p>Ishmael gets angry and thinks the landlord is making fun of him by telling some weird nonsense story.</text:p>
          </table:table-cell>
          <table:table-cell/>
        </table:table-row>
        <table:table-row table:style-name="ro3">
          <table:table-cell table:style-name="ce2" office:value-type="string" calcext:value-type="string">
            <text:p>The landlord tries to calm Ishmael down and explains that the harpooneer had a bunch of embalmed human heads from New Zealand.</text:p>
          </table:table-cell>
          <table:table-cell/>
        </table:table-row>
        <table:table-row table:style-name="ro3">
          <table:table-cell table:style-name="ce2" office:value-type="string" calcext:value-type="string">
            <text:p>The harpooneer, the landlord explains, has been selling them all over town during the last week, but the last one of the bunch is cracked and he wanted to sell it by today (Saturday).</text:p>
          </table:table-cell>
          <table:table-cell/>
        </table:table-row>
        <table:table-row table:style-name="ro1">
          <table:table-cell table:style-name="ce2" office:value-type="string" calcext:value-type="string">
            <text:p>After all, it would be pretty bad to sell a shrunken head on the Sabbath, wouldn’t it?</text:p>
          </table:table-cell>
          <table:table-cell/>
        </table:table-row>
        <table:table-row table:style-name="ro3">
          <table:table-cell table:style-name="ce2" office:value-type="string" calcext:value-type="string">
            <text:p>Ishmael doesn’t really feel any better about his situation after hearing this story (a shrunken head: gulp), but he agrees to follow the landlord upstairs to the harpooneer’s bed.</text:p>
          </table:table-cell>
          <table:table-cell/>
        </table:table-row>
        <table:table-row table:style-name="ro3">
          <table:table-cell table:style-name="ce2" office:value-type="string" calcext:value-type="string">
            <text:p>The landlord leaves Ishmael alone in the room, and Ishmael snoops around in the harpooneer’s things a little bit—he even tries on a weird poncho made of quills.</text:p>
          </table:table-cell>
          <table:table-cell/>
        </table:table-row>
        <table:table-row table:style-name="ro1">
          <table:table-cell table:style-name="ce2" office:value-type="string" calcext:value-type="string">
            <text:p>Ishmael slowly undresses and eventually has to get into bed because he’s so cold.</text:p>
          </table:table-cell>
          <table:table-cell/>
        </table:table-row>
        <table:table-row table:style-name="ro1">
          <table:table-cell table:style-name="ce2" office:value-type="string" calcext:value-type="string">
            <text:p>He sleeps restlessly for a little bit.</text:p>
          </table:table-cell>
          <table:table-cell/>
        </table:table-row>
        <table:table-row table:style-name="ro1">
          <table:table-cell table:style-name="ce2" office:value-type="string" calcext:value-type="string">
            <text:p>The harpooneer comes back, carrying a lantern in one hand and, yes, an embalmed head in the other.</text:p>
          </table:table-cell>
          <table:table-cell/>
        </table:table-row>
        <table:table-row table:style-name="ro1">
          <table:table-cell table:style-name="ce2" office:value-type="string" calcext:value-type="string">
            <text:p>Ishmael lies still and quiet, watching the harpooneer get ready for bed.</text:p>
          </table:table-cell>
          <table:table-cell/>
        </table:table-row>
        <table:table-row table:style-name="ro3">
          <table:table-cell table:style-name="ce2" office:value-type="string" calcext:value-type="string">
            <text:p>He’s startled to see the harpooneer’s face, because the man is not only dark-skinned but tattooed all over.</text:p>
          </table:table-cell>
          <table:table-cell/>
        </table:table-row>
        <table:table-row table:style-name="ro1">
          <table:table-cell table:style-name="ce2" office:value-type="string" calcext:value-type="string">
            <text:p>When the man takes off his hat, it turns out that he’s bald (or at least has a shaved head).</text:p>
          </table:table-cell>
          <table:table-cell/>
        </table:table-row>
        <table:table-row table:style-name="ro1">
          <table:table-cell table:style-name="ce2" office:value-type="string" calcext:value-type="string">
            <text:p>He also has a hatchet-like weapon that Ishmael thinks of as a tomahawk.</text:p>
          </table:table-cell>
          <table:table-cell/>
        </table:table-row>
        <table:table-row table:style-name="ro3">
          <table:table-cell table:style-name="ce2" office:value-type="string" calcext:value-type="string">
            <text:p>Ishmael’s really afraid of the man and considers trying to sneak out. He realizes, however, that he’s mostly afraid because he doesn’t understand the guy, and stays where he is.</text:p>
          </table:table-cell>
          <table:table-cell/>
        </table:table-row>
        <table:table-row table:style-name="ro1">
          <table:table-cell table:style-name="ce2" office:value-type="string" calcext:value-type="string">
            <text:p>The harpooneer keeps undressing as Ishmael watches.</text:p>
          </table:table-cell>
          <table:table-cell/>
        </table:table-row>
        <table:table-row table:style-name="ro3">
          <table:table-cell table:style-name="ce2" office:value-type="string" calcext:value-type="string">
            <text:p>Every part of his body is covered in the same checkerboard-pattern tattoos. Ishmael seems to really enjoy watching him undress, even though he’s afraid.</text:p>
          </table:table-cell>
          <table:table-cell/>
        </table:table-row>
        <table:table-row table:style-name="ro3">
          <table:table-cell table:style-name="ce2" office:value-type="string" calcext:value-type="string">
            <text:p>Next, the harpooneer takes out a wooden statue, puts it above the hearth, and makes an offering of heated biscuit to the statue while singing and chanting.</text:p>
          </table:table-cell>
          <table:table-cell/>
        </table:table-row>
        <table:table-row table:style-name="ro1">
          <table:table-cell table:style-name="ce2" office:value-type="string" calcext:value-type="string">
            <text:p>Then he puts the statue away without much fuss.</text:p>
          </table:table-cell>
          <table:table-cell/>
        </table:table-row>
        <table:table-row table:style-name="ro1">
          <table:table-cell table:style-name="ce2" office:value-type="string" calcext:value-type="string">
            <text:p>Ishmael tries to speak, but can’t.</text:p>
          </table:table-cell>
          <table:table-cell/>
        </table:table-row>
        <table:table-row table:style-name="ro3">
          <table:table-cell table:style-name="ce2" office:value-type="string" calcext:value-type="string">
            <text:p>The man takes his "tomahawk," lights the end of it, and puts it in his mouth; apparently it’s also a pipe. Then he puts out the light and gets into bed, still smoking.</text:p>
          </table:table-cell>
          <table:table-cell/>
        </table:table-row>
        <table:table-row table:style-name="ro1">
          <table:table-cell table:style-name="ce2" office:value-type="string" calcext:value-type="string">
            <text:p>Ishmael yelps and rolls away from the man.</text:p>
          </table:table-cell>
          <table:table-cell/>
        </table:table-row>
        <table:table-row table:style-name="ro1">
          <table:table-cell table:style-name="ce2" office:value-type="string" calcext:value-type="string">
            <text:p>The harpooneer notices him and starts demanding who he is.</text:p>
          </table:table-cell>
          <table:table-cell/>
        </table:table-row>
        <table:table-row table:style-name="ro1">
          <table:table-cell table:style-name="ce2" office:value-type="string" calcext:value-type="string">
            <text:p>Ishmael calls for the landlord.</text:p>
          </table:table-cell>
          <table:table-cell/>
        </table:table-row>
        <table:table-row table:style-name="ro1">
          <table:table-cell table:style-name="ce2" office:value-type="string" calcext:value-type="string">
            <text:p>The landlord, Peter Coffin, comes and calms them both down.</text:p>
          </table:table-cell>
          <table:table-cell/>
        </table:table-row>
        <table:table-row table:style-name="ro3">
          <table:table-cell table:style-name="ce2" office:value-type="string" calcext:value-type="string">
            <text:p>He explains to the harpooneer, whose name is Queequeg, that the two men need to share a bed because the inn is full.</text:p>
          </table:table-cell>
          <table:table-cell/>
        </table:table-row>
        <table:table-row table:style-name="ro1">
          <table:table-cell table:style-name="ce2" office:value-type="string" calcext:value-type="string">
            <text:p>Queequeg is very understanding and offers Ishmael his place in the bed back.</text:p>
          </table:table-cell>
          <table:table-cell/>
        </table:table-row>
        <table:table-row table:style-name="ro3">
          <table:table-cell table:style-name="ce2" office:value-type="string" calcext:value-type="string">
            <text:p>Ishmael is charmed by Queequeg’s good manners and gets back in bed—on the condition that Queequeg not smoke, because it’s a fire hazard. Fair enough.</text:p>
          </table:table-cell>
          <table:table-cell/>
        </table:table-row>
        <table:table-row table:style-name="ro1">
          <table:table-cell table:style-name="ce2" office:value-type="string" calcext:value-type="string">
            <text:p>Queequeg agrees and they go to sleep.</text:p>
          </table:table-cell>
          <table:table-cell/>
        </table:table-row>
        <table:table-row table:style-name="ro1">
          <table:table-cell table:style-name="ce1" office:value-type="string" calcext:value-type="string">
            <text:p>Chapter 4: The Counterpane</text:p>
          </table:table-cell>
          <table:table-cell/>
        </table:table-row>
        <table:table-row table:style-name="ro1">
          <table:table-cell table:style-name="ce2" office:value-type="string" calcext:value-type="string">
            <text:p>Ishmael wakes up with Queequeg’s arm around him in bed. Awww.</text:p>
          </table:table-cell>
          <table:table-cell/>
        </table:table-row>
        <table:table-row table:style-name="ro1">
          <table:table-cell table:style-name="ce2" office:value-type="string" calcext:value-type="string">
            <text:p>The patchwork quilt and Queequeg’s tattooed arm blend together strangely.</text:p>
          </table:table-cell>
          <table:table-cell/>
        </table:table-row>
        <table:table-row table:style-name="ro1">
          <table:table-cell table:style-name="ce2" office:value-type="string" calcext:value-type="string">
            <text:p>Ishmael tells us something that happened to him when he was a child. Here’s the story:</text:p>
          </table:table-cell>
          <table:table-cell/>
        </table:table-row>
        <table:table-row table:style-name="ro4">
          <table:table-cell table:style-name="ce2" office:value-type="string" calcext:value-type="string">
            <text:p>Young Ishmael has done something naughty and his stepmother sends him to bed, even though it’s only two in the afternoon on the summer solstice (which is, by definition, the longest day of the year).</text:p>
          </table:table-cell>
          <table:table-cell/>
        </table:table-row>
        <table:table-row table:style-name="ro3">
          <table:table-cell table:style-name="ce2" office:value-type="string" calcext:value-type="string">
            <text:p>Young Ishmael lies there, thinking that he’ll have to stay in bed for another sixteen hours before he can get up again. He’s bored and feels terrible.</text:p>
          </table:table-cell>
          <table:table-cell/>
        </table:table-row>
        <table:table-row table:style-name="ro3">
          <table:table-cell table:style-name="ce2" office:value-type="string" calcext:value-type="string">
            <text:p>Eventually, Young Ishmael gets up and begs his stepmother to punish him in any way other than making him stay in bed. She cruelly sends him back.</text:p>
          </table:table-cell>
          <table:table-cell/>
        </table:table-row>
        <table:table-row table:style-name="ro3">
          <table:table-cell table:style-name="ce2" office:value-type="string" calcext:value-type="string">
            <text:p>Young Ishmael lies in bed, feeling awful. Eventually he sleeps for a bit, and then he suddenly wakes in the dark.</text:p>
          </table:table-cell>
          <table:table-cell/>
        </table:table-row>
        <table:table-row table:style-name="ro3">
          <table:table-cell table:style-name="ce2" office:value-type="string" calcext:value-type="string">
            <text:p>His arm is hanging down by the side of the bed, and he thinks for a moment that he feels a supernatural hand in his. He can’t move.</text:p>
          </table:table-cell>
          <table:table-cell/>
        </table:table-row>
        <table:table-row table:style-name="ro1">
          <table:table-cell table:style-name="ce2" office:value-type="string" calcext:value-type="string">
            <text:p>This concludes Young Ishmael’s account.</text:p>
          </table:table-cell>
          <table:table-cell/>
        </table:table-row>
        <table:table-row table:style-name="ro1">
          <table:table-cell table:style-name="ce2" office:value-type="string" calcext:value-type="string">
            <text:p>Old, or Present Ishmael wonders about this strange event for a long time.</text:p>
          </table:table-cell>
          <table:table-cell/>
        </table:table-row>
        <table:table-row table:style-name="ro1">
          <table:table-cell table:style-name="ce2" office:value-type="string" calcext:value-type="string">
            <text:p>He compares it, minus the fear, to waking up and feeling Queequeg’s arm around him.</text:p>
          </table:table-cell>
          <table:table-cell/>
        </table:table-row>
        <table:table-row table:style-name="ro3">
          <table:table-cell table:style-name="ce2" office:value-type="string" calcext:value-type="string">
            <text:p>Now things go from scary to slapstick: Queequeg is still asleep, his grip is really strong, and Ishmael can’t wake him up, so he’s just lying there, trapped under the man’s arm.</text:p>
          </table:table-cell>
          <table:table-cell/>
        </table:table-row>
        <table:table-row table:style-name="ro1">
          <table:table-cell table:style-name="ce2" office:value-type="string" calcext:value-type="string">
            <text:p>Eventually, by wriggling around and shouting, Ishmael wakes up his bedfellow.</text:p>
          </table:table-cell>
          <table:table-cell/>
        </table:table-row>
        <table:table-row table:style-name="ro1">
          <table:table-cell table:style-name="ce2" office:value-type="string" calcext:value-type="string">
            <text:p>Queequeg and Ishmael stare at each other for a bit.</text:p>
          </table:table-cell>
          <table:table-cell/>
        </table:table-row>
        <table:table-row table:style-name="ro1">
          <table:table-cell table:style-name="ce2" office:value-type="string" calcext:value-type="string">
            <text:p>Queequeg is "stiff as a pike-staff," (nudge, nudge).</text:p>
          </table:table-cell>
          <table:table-cell/>
        </table:table-row>
        <table:table-row table:style-name="ro3">
          <table:table-cell table:style-name="ce2" office:value-type="string" calcext:value-type="string">
            <text:p>Queequeg gets out of bed and indicates that he’ll get dressed first and then leave and let Ishmael get dressed in private.</text:p>
          </table:table-cell>
          <table:table-cell/>
        </table:table-row>
        <table:table-row table:style-name="ro3">
          <table:table-cell table:style-name="ce2" office:value-type="string" calcext:value-type="string">
            <text:p>Ishmael’s grateful for his politeness, but doesn’t behave with such delicacy himself: he stares at Queequeg practically without blinking while the harpooneer gets dressed.</text:p>
          </table:table-cell>
          <table:table-cell/>
        </table:table-row>
        <table:table-row table:style-name="ro4">
          <table:table-cell table:style-name="ce2" office:value-type="string" calcext:value-type="string">
            <text:p>Queequeg getting dressed is like one of those Sesame Street segments where they teach you how to put on your pajamas if you don’t know how: he puts his hat on first, then gets under the bed to put his boots on in private, even though he still doesn’t have his pants on.</text:p>
          </table:table-cell>
          <table:table-cell/>
        </table:table-row>
        <table:table-row table:style-name="ro3">
          <table:table-cell table:style-name="ce2" office:value-type="string" calcext:value-type="string">
            <text:p>Queequeg’s "civilized" enough to know that some clothes should be put on in private, but not which ones.</text:p>
          </table:table-cell>
          <table:table-cell/>
        </table:table-row>
        <table:table-row table:style-name="ro3">
          <table:table-cell table:style-name="ce2" office:value-type="string" calcext:value-type="string">
            <text:p>Ishmael has to beg Queequeg to put his pants on, because people in the house next door can see in through the window.</text:p>
          </table:table-cell>
          <table:table-cell/>
        </table:table-row>
        <table:table-row table:style-name="ro3">
          <table:table-cell table:style-name="ce2" office:value-type="string" calcext:value-type="string">
            <text:p>Queequeg washes his chest, arms, and hands, but not his face, and then shaves using his harpoon. Queequeg then "proudly marche[s] out of the room" (4.7).</text:p>
          </table:table-cell>
          <table:table-cell/>
        </table:table-row>
        <table:table-row table:style-name="ro1">
          <table:table-cell table:style-name="ce1" office:value-type="string" calcext:value-type="string">
            <text:p>Chapter 5: Breakfast</text:p>
          </table:table-cell>
          <table:table-cell/>
        </table:table-row>
        <table:table-row table:style-name="ro1">
          <table:table-cell table:style-name="ce2" office:value-type="string" calcext:value-type="string">
            <text:p>Ishmael goes down to breakfast, exchanging a few words with the landlord.</text:p>
          </table:table-cell>
          <table:table-cell/>
        </table:table-row>
        <table:table-row table:style-name="ro3">
          <table:table-cell table:style-name="ce2" office:value-type="string" calcext:value-type="string">
            <text:p>Ishmael knows the landlord was teasing him with sinister stories about Queequeg before, but he doesn’t hold a grudge—Ishmael likes a good laugh.</text:p>
          </table:table-cell>
          <table:table-cell/>
        </table:table-row>
        <table:table-row table:style-name="ro6">
          <table:table-cell table:style-name="ce2" office:value-type="string" calcext:value-type="string">
            <text:p>The inn is full of different sailors. Ishmael can tell how long they’ve been ashore from their complexions: those who are more tanned and healthy-looking have only come back recently, while those who’ve been on land for a while are pale and sicklier-looking. Queequeg looks healthiest of all: after all, he has the darkest skin.</text:p>
          </table:table-cell>
          <table:table-cell/>
        </table:table-row>
        <table:table-row table:style-name="ro3">
          <table:table-cell table:style-name="ce2" office:value-type="string" calcext:value-type="string">
            <text:p>Ishmael expects breakfast to be fun and jolly and for everyone to tell whaling stories, but instead the meal is silent and everyone seems awkward and embarrassed.</text:p>
          </table:table-cell>
          <table:table-cell/>
        </table:table-row>
        <table:table-row table:style-name="ro1">
          <table:table-cell table:style-name="ce2" office:value-type="string" calcext:value-type="string">
            <text:p>Even though they’re all bold sailors, they’re not the most socially adventurous guys around.</text:p>
          </table:table-cell>
          <table:table-cell/>
        </table:table-row>
        <table:table-row table:style-name="ro4">
          <table:table-cell table:style-name="ce2" office:value-type="string" calcext:value-type="string">
            <text:p>Queequeg isn’t embarrassed—he’s just cool and collected. His table manners are pretty bad, though: he brings his harpoon to breakfast so that he can use it to reach across the table and pick things up, and he only eats rare steak.</text:p>
          </table:table-cell>
          <table:table-cell/>
        </table:table-row>
        <table:table-row table:style-name="ro1">
          <table:table-cell table:style-name="ce2" office:value-type="string" calcext:value-type="string">
            <text:p>After the meal, Queequeg smokes his tomahawk-pipe, and Ishmael goes for a stroll.</text:p>
          </table:table-cell>
          <table:table-cell/>
        </table:table-row>
        <table:table-row table:style-name="ro1">
          <table:table-cell table:style-name="ce1" office:value-type="string" calcext:value-type="string">
            <text:p>Chapter 6: The Street</text:p>
          </table:table-cell>
          <table:table-cell/>
        </table:table-row>
        <table:table-row table:style-name="ro3">
          <table:table-cell table:style-name="ce2" office:value-type="string" calcext:value-type="string">
            <text:p>Ishmael wanders through the streets of New Bedford, looking at all the unusual foreign-looking people near the docks.</text:p>
          </table:table-cell>
          <table:table-cell/>
        </table:table-row>
        <table:table-row table:style-name="ro1">
          <table:table-cell table:style-name="ce2" office:value-type="string" calcext:value-type="string">
            <text:p>There are lots of South Sea Islanders.</text:p>
          </table:table-cell>
          <table:table-cell/>
        </table:table-row>
        <table:table-row table:style-name="ro4">
          <table:table-cell table:style-name="ce2" office:value-type="string" calcext:value-type="string">
            <text:p>Ishmael thinks about the way that docks everywhere always have the most surprising people in any country—and how, in India, it’s the American Yankees who are the weird foreigners. A little bit of cultural relativism for you, there.</text:p>
          </table:table-cell>
          <table:table-cell/>
        </table:table-row>
        <table:table-row table:style-name="ro3">
          <table:table-cell table:style-name="ce2" office:value-type="string" calcext:value-type="string">
            <text:p>Even more amusing than the foreign traders, to Ishmael, are the naive country folks from Vermont and New Hampshire, who are in New Bedford trying to make their fortunes.</text:p>
          </table:table-cell>
          <table:table-cell/>
        </table:table-row>
        <table:table-row table:style-name="ro3">
          <table:table-cell table:style-name="ce2" office:value-type="string" calcext:value-type="string">
            <text:p>Lots of these rural folks are decked out in ridiculous clothing that they think is the last word in whaling high fashion.</text:p>
          </table:table-cell>
          <table:table-cell/>
        </table:table-row>
        <table:table-row table:style-name="ro3">
          <table:table-cell table:style-name="ce2" office:value-type="string" calcext:value-type="string">
            <text:p>Ishmael notes that all of New Bedford’s wealth comes from the whaling industry; that’s what made this place a nice little town instead of just a bit of scrub on the Massachusetts shore.</text:p>
          </table:table-cell>
          <table:table-cell/>
        </table:table-row>
        <table:table-row table:style-name="ro4">
          <table:table-cell table:style-name="ce2" office:value-type="string" calcext:value-type="string">
            <text:p>Even the women in New Bedford, according to Ishmael, are the most beautiful in America. Of course, we haven’t seen any women in the novel yet, and Ishmael doesn’t seem all that interested anyway.</text:p>
          </table:table-cell>
          <table:table-cell/>
        </table:table-row>
        <table:table-row table:style-name="ro1">
          <table:table-cell table:style-name="ce1" office:value-type="string" calcext:value-type="string">
            <text:p>Chapter 7: The Chapel</text:p>
          </table:table-cell>
          <table:table-cell/>
        </table:table-row>
        <table:table-row table:style-name="ro5">
          <table:table-cell table:style-name="ce2" office:value-type="string" calcext:value-type="string">
            <text:p>After his walk, Ishmael goes back to the inn to get a heavy coat, because a storm has set in. Then, he goes to a local "Whaleman’s Chapel," which most sailors visit before they embark on a voyage.</text:p>
          </table:table-cell>
          <table:table-cell/>
        </table:table-row>
        <table:table-row table:style-name="ro5">
          <table:table-cell table:style-name="ce2" office:value-type="string" calcext:value-type="string">
            <text:p>When Ishmael enters the chapel, he finds a group of "sailors, and sailors’ wives and widows" (7.2) sitting silently, each of them lost in their own thoughts.</text:p>
          </table:table-cell>
          <table:table-cell/>
        </table:table-row>
        <table:table-row table:style-name="ro1">
          <table:table-cell table:style-name="ce2" office:value-type="string" calcext:value-type="string">
            <text:p>They all seem to be reading the different plaques on the walls—memorials to men who died at sea.</text:p>
          </table:table-cell>
          <table:table-cell/>
        </table:table-row>
        <table:table-row table:style-name="ro1">
          <table:table-cell table:style-name="ce2" office:value-type="string" calcext:value-type="string">
            <text:p>Ishmael is surprised to find that Queequeg is also in the chapel.</text:p>
          </table:table-cell>
          <table:table-cell/>
        </table:table-row>
        <table:table-row table:style-name="ro3">
          <table:table-cell table:style-name="ce2" office:value-type="string" calcext:value-type="string">
            <text:p>Queequeg is the only person who reacts to Ishmael’s entrance, because he’s the only one not reading the plaques. (He can’t.)</text:p>
          </table:table-cell>
          <table:table-cell/>
        </table:table-row>
        <table:table-row table:style-name="ro3">
          <table:table-cell table:style-name="ce2" office:value-type="string" calcext:value-type="string">
            <text:p>Ishmael muses on how difficult it is to lose a loved one to the sea: without finding the person’s body, his friends and relatives never really get closure, and will always wonder if he’s really dead.</text:p>
          </table:table-cell>
          <table:table-cell/>
        </table:table-row>
        <table:table-row table:style-name="ro4">
          <table:table-cell table:style-name="ce2" office:value-type="string" calcext:value-type="string">
            <text:p>Even if he is dead, Ishmael finds it strange that nobody is comforted by the fact that he should be having a good time in the afterlife. This is a chapel after all—you’d think heaven would be more of a topic than it seems to be.</text:p>
          </table:table-cell>
          <table:table-cell/>
        </table:table-row>
        <table:table-row table:style-name="ro3">
          <table:table-cell table:style-name="ce2" office:value-type="string" calcext:value-type="string">
            <text:p>Ishmael, however, doesn’t get depressed: he thinks to himself that people keep obsessing over mortality, but that the body is much less important than the soul.</text:p>
          </table:table-cell>
          <table:table-cell/>
        </table:table-row>
        <table:table-row table:style-name="ro1">
          <table:table-cell table:style-name="ce1" office:value-type="string" calcext:value-type="string">
            <text:p>Chapter 8: The Pulpit</text:p>
          </table:table-cell>
          <table:table-cell/>
        </table:table-row>
        <table:table-row table:style-name="ro3">
          <table:table-cell table:style-name="ce2" office:value-type="string" calcext:value-type="string">
            <text:p>The chaplain, Father Mapple, enters the chapel, hangs up his wet coat, hat, and boots, and goes to the pulpit to begin the service.</text:p>
          </table:table-cell>
          <table:table-cell/>
        </table:table-row>
        <table:table-row table:style-name="ro3">
          <table:table-cell table:style-name="ce2" office:value-type="string" calcext:value-type="string">
            <text:p>Father Mapple, Ishmael explains to the reader, was a sailor on a whaling ship when he was younger and has become a clergyman in his old age.</text:p>
          </table:table-cell>
          <table:table-cell/>
        </table:table-row>
        <table:table-row table:style-name="ro1">
          <table:table-cell table:style-name="ce2" office:value-type="string" calcext:value-type="string">
            <text:p>As a result, he has a lot of interesting mannerisms that most clergymen don’t have.</text:p>
          </table:table-cell>
          <table:table-cell/>
        </table:table-row>
        <table:table-row table:style-name="ro4">
          <table:table-cell table:style-name="ce2" office:value-type="string" calcext:value-type="string">
            <text:p>The pulpit from which Father Mapple preaches is very high, and, instead of having a long staircase that would crowd the little chapel, it has a ladder on the side, the kind of ladder sailors use to climb up into a ship from a rowboat.</text:p>
          </table:table-cell>
          <table:table-cell/>
        </table:table-row>
        <table:table-row table:style-name="ro1">
          <table:table-cell table:style-name="ce2" office:value-type="string" calcext:value-type="string">
            <text:p>Father Mapple clambers up this ladder into the pulpit.</text:p>
          </table:table-cell>
          <table:table-cell/>
        </table:table-row>
        <table:table-row table:style-name="ro3">
          <table:table-cell table:style-name="ce2" office:value-type="string" calcext:value-type="string">
            <text:p>Just as Ishmael is thinking that it really isn’t necessary for this rope ladder to be collapsible like a real shipboard ladder, Father Mapple pulls it up after him.</text:p>
          </table:table-cell>
          <table:table-cell/>
        </table:table-row>
        <table:table-row table:style-name="ro3">
          <table:table-cell table:style-name="ce2" office:value-type="string" calcext:value-type="string">
            <text:p>Ishmael decides that hauling in the ladder symbolizes the clergyman’s "spiritual withdrawal [...] from all outward worldly ties" (8.4).</text:p>
          </table:table-cell>
          <table:table-cell/>
        </table:table-row>
        <table:table-row table:style-name="ro4">
          <table:table-cell table:style-name="ce2" office:value-type="string" calcext:value-type="string">
            <text:p>There are other seagoing touches in the chapel, too: there’s a painting hanging behind the pulpit, of a ship in a storm and an angel looking down on it from a sunny cloud. The front of the pulpit and the lectern where the Bible sits are shaped like the bow of a ship.</text:p>
          </table:table-cell>
          <table:table-cell/>
        </table:table-row>
        <table:table-row table:style-name="ro3">
          <table:table-cell table:style-name="ce2" office:value-type="string" calcext:value-type="string">
            <text:p>Ishmael makes this all into a (rather strained?) analogy: "the world’s a ship on its passage out, and not a voyage complete; and the pulpit is its prow" (8.7).</text:p>
          </table:table-cell>
          <table:table-cell/>
        </table:table-row>
        <table:table-row table:style-name="ro1">
          <table:table-cell table:style-name="ce1" office:value-type="string" calcext:value-type="string">
            <text:p>Chapter 9: The Sermon</text:p>
          </table:table-cell>
          <table:table-cell/>
        </table:table-row>
        <table:table-row table:style-name="ro3">
          <table:table-cell table:style-name="ce2" office:value-type="string" calcext:value-type="string">
            <text:p>Father Mapple almost seems to think that he’s actually still on a ship: he uses maritime terminology to order the congregation to cluster together.</text:p>
          </table:table-cell>
          <table:table-cell/>
        </table:table-row>
        <table:table-row table:style-name="ro3">
          <table:table-cell table:style-name="ce2" office:value-type="string" calcext:value-type="string">
            <text:p>Father Mapple leads the congregation in a prayer and a hymn. The hymn, a version of Psalm 18, is a Jonah-esque tale of being trapped in the belly of a whale and escaping.</text:p>
          </table:table-cell>
          <table:table-cell/>
        </table:table-row>
        <table:table-row table:style-name="ro4">
          <table:table-cell table:style-name="ce2" office:value-type="string" calcext:value-type="string">
            <text:p>Then Father Mapple begins preaching on—what else?—the story of Jonah and the whale, focusing especially on Jonah’s disobedience toward God’s commands. We think you will agree that Ishmael’s made it pretty clear by now that the main topic of this novel will be whaling.</text:p>
          </table:table-cell>
          <table:table-cell/>
        </table:table-row>
        <table:table-row table:style-name="ro3">
          <table:table-cell table:style-name="ce2" office:value-type="string" calcext:value-type="string">
            <text:p>(At this point it might be useful for you to read <text:a xlink:href="https://www.shmoop.com/jonah-minor-prophets/jonah-summary.html" xlink:type="simple">the Book of Jonah</text:a>, which is (a) really short, and (b) pretty important background for this chapter in particular, and for Moby-Dick in general.)</text:p>
          </table:table-cell>
          <table:table-cell/>
        </table:table-row>
        <table:table-row table:style-name="ro3">
          <table:table-cell table:style-name="ce2" office:value-type="string" calcext:value-type="string">
            <text:p>Father Mapple retells the story of Jonah to the congregation in his own way, modernizing it a little and making the seafaring details more concrete:</text:p>
          </table:table-cell>
          <table:table-cell/>
        </table:table-row>
        <table:table-row table:style-name="ro3">
          <table:table-cell table:style-name="ce2" office:value-type="string" calcext:value-type="string">
            <text:p>Disobeying God, Jonah decides to flee God’s wrath by getting on a ship made by men and going across the known world.</text:p>
          </table:table-cell>
          <table:table-cell/>
        </table:table-row>
        <table:table-row table:style-name="ro3">
          <table:table-cell table:style-name="ce2" office:value-type="string" calcext:value-type="string">
            <text:p>As Jonah tries to book passage on a ship, Father Mapple imagines his fear that he will be discovered and the suspicion of the mariners that he has committed some terrible crime.</text:p>
          </table:table-cell>
          <table:table-cell/>
        </table:table-row>
        <table:table-row table:style-name="ro4">
          <table:table-cell table:style-name="ce2" office:value-type="string" calcext:value-type="string">
            <text:p>Father Mapple further imagines that the captain of the ship can tell Jonah has a guilty conscience, but doesn’t care because Jonah pays for his passage on the ship ahead of time—and pays much more than the going rate.</text:p>
          </table:table-cell>
          <table:table-cell/>
        </table:table-row>
        <table:table-row table:style-name="ro1">
          <table:table-cell table:style-name="ce2" office:value-type="string" calcext:value-type="string">
            <text:p>Jonah then goes into his cabin and lies down, but can’t lock the door because he doesn’t have a key.</text:p>
          </table:table-cell>
          <table:table-cell/>
        </table:table-row>
        <table:table-row table:style-name="ro1">
          <table:table-cell table:style-name="ce2" office:value-type="string" calcext:value-type="string">
            <text:p>The small, cramped cabin foreshadows Jonah’s time in the belly of the whale.</text:p>
          </table:table-cell>
          <table:table-cell/>
        </table:table-row>
        <table:table-row table:style-name="ro4">
          <table:table-cell table:style-name="ce2" office:value-type="string" calcext:value-type="string">
            <text:p>Jonah watches the lamp that hangs from the ceiling swinging slowly; he knows the lamp is hanging straight because of gravity, and that makes it obvious that everything else is crooked as the ship rocks slowly back and forth.</text:p>
          </table:table-cell>
          <table:table-cell/>
        </table:table-row>
        <table:table-row table:style-name="ro3">
          <table:table-cell table:style-name="ce2" office:value-type="string" calcext:value-type="string">
            <text:p>Father Mapple makes this an allegory for Jonah’s conscience (like the lamp, it always hangs straight) and his soul (which is all crooked-like).</text:p>
          </table:table-cell>
          <table:table-cell/>
        </table:table-row>
        <table:table-row table:style-name="ro1">
          <table:table-cell table:style-name="ce2" office:value-type="string" calcext:value-type="string">
            <text:p>Finally Jonah falls asleep as the ship sails on.</text:p>
          </table:table-cell>
          <table:table-cell/>
        </table:table-row>
        <table:table-row table:style-name="ro1">
          <table:table-cell table:style-name="ce2" office:value-type="string" calcext:value-type="string">
            <text:p>As Jonah sleeps, a fierce storm blows up, and all the sailors work hard to keep the ship from sinking.</text:p>
          </table:table-cell>
          <table:table-cell/>
        </table:table-row>
        <table:table-row table:style-name="ro1">
          <table:table-cell table:style-name="ce2" office:value-type="string" calcext:value-type="string">
            <text:p>The captain goes to Jonah to wake him, and Jonah stumbles out onto the deck.</text:p>
          </table:table-cell>
          <table:table-cell/>
        </table:table-row>
        <table:table-row table:style-name="ro3">
          <table:table-cell table:style-name="ce2" office:value-type="string" calcext:value-type="string">
            <text:p>The sailors vote (or "cast lots") to find the cursed one responsible for the violent storm, and they decide it must be Jonah.</text:p>
          </table:table-cell>
          <table:table-cell/>
        </table:table-row>
        <table:table-row table:style-name="ro1">
          <table:table-cell table:style-name="ce2" office:value-type="string" calcext:value-type="string">
            <text:p>The sailors start asking him questions about who he is and where he comes from.</text:p>
          </table:table-cell>
          <table:table-cell/>
        </table:table-row>
        <table:table-row table:style-name="ro1">
          <table:table-cell table:style-name="ce2" office:value-type="string" calcext:value-type="string">
            <text:p>Jonah explains that he is a Hebrew who has defied God.</text:p>
          </table:table-cell>
          <table:table-cell/>
        </table:table-row>
        <table:table-row table:style-name="ro3">
          <table:table-cell table:style-name="ce2" office:value-type="string" calcext:value-type="string">
            <text:p>Jonah doesn’t ask God for forgiveness yet, but he tells the sailors they should throw him overboard and save themselves.</text:p>
          </table:table-cell>
          <table:table-cell/>
        </table:table-row>
        <table:table-row table:style-name="ro3">
          <table:table-cell table:style-name="ce2" office:value-type="string" calcext:value-type="string">
            <text:p>The sailors try to save the ship without throwing Jonah overboard, but eventually they give up and take him up on the offer.</text:p>
          </table:table-cell>
          <table:table-cell/>
        </table:table-row>
        <table:table-row table:style-name="ro1">
          <table:table-cell table:style-name="ce2" office:value-type="string" calcext:value-type="string">
            <text:p>Suddenly, the sea calms: the storm is centered on Jonah personally.</text:p>
          </table:table-cell>
          <table:table-cell/>
        </table:table-row>
        <table:table-row table:style-name="ro3">
          <table:table-cell table:style-name="ce2" office:value-type="string" calcext:value-type="string">
            <text:p>Whirled around by his own personal storm, Jonah almost doesn’t notice when the whale swallows him.</text:p>
          </table:table-cell>
          <table:table-cell/>
        </table:table-row>
        <table:table-row table:style-name="ro1">
          <table:table-cell table:style-name="ce2" office:value-type="string" calcext:value-type="string">
            <text:p>In the whale’s belly, Jonah prays to God for forgiveness, but not for his punishment to end.</text:p>
          </table:table-cell>
          <table:table-cell/>
        </table:table-row>
        <table:table-row table:style-name="ro3">
          <table:table-cell table:style-name="ce2" office:value-type="string" calcext:value-type="string">
            <text:p>Jonah accepts God’s punishment as justice, which is why, says Father Mapple, God eventually has mercy on him.</text:p>
          </table:table-cell>
          <table:table-cell/>
        </table:table-row>
        <table:table-row table:style-name="ro3">
          <table:table-cell table:style-name="ce2" office:value-type="string" calcext:value-type="string">
            <text:p>Father Mapple pauses for a moment, and then explains that the story he’s just related is the lesson regular churchgoers should derive from the story of Jonah.</text:p>
          </table:table-cell>
          <table:table-cell/>
        </table:table-row>
        <table:table-row table:style-name="ro4">
          <table:table-cell table:style-name="ce2" office:value-type="string" calcext:value-type="string">
            <text:p>As a clergyman, there is another, more difficult lesson that he must accept personally: if someone chosen by God to be a prophet or a leader refuses to preach the truth, as Jonah did, then God will visit a terrible punishment on him.</text:p>
          </table:table-cell>
          <table:table-cell/>
        </table:table-row>
        <table:table-row table:style-name="ro3">
          <table:table-cell table:style-name="ce2" office:value-type="string" calcext:value-type="string">
            <text:p>However, Father Mapple says, the reverse is even more true—God will grant favor and delight to those who do preach the truth.</text:p>
          </table:table-cell>
          <table:table-cell/>
        </table:table-row>
        <table:table-row table:style-name="ro3">
          <table:table-cell table:style-name="ce2" office:value-type="string" calcext:value-type="string">
            <text:p>Father Mapple blesses the congregation and kneels, covering his face with his hands, while everyone leaves the chapel.</text:p>
          </table:table-cell>
          <table:table-cell/>
        </table:table-row>
        <table:table-row table:style-name="ro1">
          <table:table-cell table:style-name="ce1" office:value-type="string" calcext:value-type="string">
            <text:p>Chapter 10: A Bosom Friend</text:p>
          </table:table-cell>
          <table:table-cell/>
        </table:table-row>
        <table:table-row table:style-name="ro3">
          <table:table-cell table:style-name="ce2" office:value-type="string" calcext:value-type="string">
            <text:p>Ishmael goes back to the Spouter-Inn and finds Queequeg already there, sitting by the fire, carving the lines on the face of his sacred wooden statue a little deeper.</text:p>
          </table:table-cell>
          <table:table-cell/>
        </table:table-row>
        <table:table-row table:style-name="ro3">
          <table:table-cell table:style-name="ce2" office:value-type="string" calcext:value-type="string">
            <text:p>When Ishmael comes in, Queequeg puts the statue away and picks up a book. He can’t read the book, but he counts the pages in groups of fifty and seems amazed at how long it is.</text:p>
          </table:table-cell>
          <table:table-cell/>
        </table:table-row>
        <table:table-row table:style-name="ro3">
          <table:table-cell table:style-name="ce2" office:value-type="string" calcext:value-type="string">
            <text:p>Ishmael watches Queequeg with interest and decides the Queequeg may be a "savage" but is also "a simple honest heart" (10.3).</text:p>
          </table:table-cell>
          <table:table-cell/>
        </table:table-row>
        <table:table-row table:style-name="ro3">
          <table:table-cell table:style-name="ce2" office:value-type="string" calcext:value-type="string">
            <text:p>According to Ishmael, Queequeg looks a little bit like the popular image of George Washington, at least in the shape of his head.</text:p>
          </table:table-cell>
          <table:table-cell/>
        </table:table-row>
        <table:table-row table:style-name="ro3">
          <table:table-cell table:style-name="ce2" office:value-type="string" calcext:value-type="string">
            <text:p>Ishmael is a little bit confused that Queequeg doesn’t acknowledge him at all, especially considering that they shared a bed last night.</text:p>
          </table:table-cell>
          <table:table-cell/>
        </table:table-row>
        <table:table-row table:style-name="ro4">
          <table:table-cell table:style-name="ce2" office:value-type="string" calcext:value-type="string">
            <text:p>However, he decides that Queequeg’s indifference is a little bit noble; even though he’s a long way from home, he seems content just to be himself and doesn’t need to make friends everywhere he goes.</text:p>
          </table:table-cell>
          <table:table-cell/>
        </table:table-row>
        <table:table-row table:style-name="ro3">
          <table:table-cell table:style-name="ce2" office:value-type="string" calcext:value-type="string">
            <text:p>As Ishmael sits watching Queequeg he feels "a melting" in his heart and decides that he will "try a pagan friend [...] since Christian kindness has proved but hollow courtesy" (10.5).</text:p>
          </table:table-cell>
          <table:table-cell/>
        </table:table-row>
        <table:table-row table:style-name="ro1">
          <table:table-cell table:style-name="ce2" office:value-type="string" calcext:value-type="string">
            <text:p>Somehow, knowing Queequeg makes Ishmael feel better about the whole world.</text:p>
          </table:table-cell>
          <table:table-cell/>
        </table:table-row>
        <table:table-row table:style-name="ro3">
          <table:table-cell table:style-name="ce2" office:value-type="string" calcext:value-type="string">
            <text:p>Ishmael tries to explain the book to Queequeg, and then they chat about the town and share a pipe of tobacco.</text:p>
          </table:table-cell>
          <table:table-cell/>
        </table:table-row>
        <table:table-row table:style-name="ro1">
          <table:table-cell table:style-name="ce2" office:value-type="string" calcext:value-type="string">
            <text:p>After they finish smoking, Queequeg hugs Ishmael to him and says that they are "married" (10.7).</text:p>
          </table:table-cell>
          <table:table-cell/>
        </table:table-row>
        <table:table-row table:style-name="ro3">
          <table:table-cell table:style-name="ce2" office:value-type="string" calcext:value-type="string">
            <text:p>Ishmael tells the reader that this means they are "bosom friends" who would die for each other, but there may be more to it than that (10.7).</text:p>
          </table:table-cell>
          <table:table-cell/>
        </table:table-row>
        <table:table-row table:style-name="ro4">
          <table:table-cell table:style-name="ce2" office:value-type="string" calcext:value-type="string">
            <text:p>After supper, Ishmael and Queequeg go back to their room. Queequeg gives Ishmael the embalmed head and then takes out all his money and gives half of it to Ishmael. (Apparently, they’re going to share everything equally!).</text:p>
          </table:table-cell>
          <table:table-cell/>
        </table:table-row>
        <table:table-row table:style-name="ro1">
          <table:table-cell table:style-name="ce2" office:value-type="string" calcext:value-type="string">
            <text:p>Next, Queequeg tries to get Ishmael to worship the statue with him.</text:p>
          </table:table-cell>
          <table:table-cell/>
        </table:table-row>
        <table:table-row table:style-name="ro3">
          <table:table-cell table:style-name="ce2" office:value-type="string" calcext:value-type="string">
            <text:p>Ishmael thinks about this for a little while, since he doesn’t want to go against the will of God by worshipping an idol.</text:p>
          </table:table-cell>
          <table:table-cell/>
        </table:table-row>
        <table:table-row table:style-name="ro3">
          <table:table-cell table:style-name="ce2" office:value-type="string" calcext:value-type="string">
            <text:p>In the end, Ishmael agrees to kneel before the statue with Queequeg after all, because he decides that God can’t really be jealous of a little piece of wood.</text:p>
          </table:table-cell>
          <table:table-cell/>
        </table:table-row>
        <table:table-row table:style-name="ro3">
          <table:table-cell table:style-name="ce2" office:value-type="string" calcext:value-type="string">
            <text:p>Furthermore, Ishmael decides, if he wants Queequeg to participate in Ishmael’s own Presbyterian worship, he should observe Queequeg’s form of worship, too.</text:p>
          </table:table-cell>
          <table:table-cell/>
        </table:table-row>
        <table:table-row table:style-name="ro1">
          <table:table-cell table:style-name="ce2" office:value-type="string" calcext:value-type="string">
            <text:p>Ishmael and Queequeg go to bed and have a cozy little chat before they fall asleep.</text:p>
          </table:table-cell>
          <table:table-cell/>
        </table:table-row>
        <table:table-row table:style-name="ro1">
          <table:table-cell table:style-name="ce1" office:value-type="string" calcext:value-type="string">
            <text:p>Chapter 11: Nightgown</text:p>
          </table:table-cell>
          <table:table-cell/>
        </table:table-row>
        <table:table-row table:style-name="ro3">
          <table:table-cell table:style-name="ce2" office:value-type="string" calcext:value-type="string">
            <text:p>Ishmael and Queequeg lie in bed talking and napping. Ishmael tells us that Queequeg is "now and then affectionately throwing his brown tattooed legs over [his]" (11.1).</text:p>
          </table:table-cell>
          <table:table-cell/>
        </table:table-row>
        <table:table-row table:style-name="ro3">
          <table:table-cell table:style-name="ce2" office:value-type="string" calcext:value-type="string">
            <text:p>Before dawn, they’re ready to get up, but it’s still very cold, so they sit up in bed still snuggled under the covers.</text:p>
          </table:table-cell>
          <table:table-cell/>
        </table:table-row>
        <table:table-row table:style-name="ro3">
          <table:table-cell table:style-name="ce2" office:value-type="string" calcext:value-type="string">
            <text:p>Ishmael opens his eyes (he’s been keeping them closed to enjoy snuggling down in the warm bed) and is irritated by the fact that it’s still dark.</text:p>
          </table:table-cell>
          <table:table-cell/>
        </table:table-row>
        <table:table-row table:style-name="ro3">
          <table:table-cell table:style-name="ce2" office:value-type="string" calcext:value-type="string">
            <text:p>They light a lamp and share a pipe—apparently, Ishmael no longer objects to Queequeg smoking in bed.</text:p>
          </table:table-cell>
          <table:table-cell/>
        </table:table-row>
        <table:table-row table:style-name="ro1">
          <table:table-cell table:style-name="ce2" office:value-type="string" calcext:value-type="string">
            <text:p>While they sit there, Queequeg tells Ishmael about his homeland and history (see the next chapter).</text:p>
          </table:table-cell>
          <table:table-cell/>
        </table:table-row>
        <table:table-row table:style-name="ro1">
          <table:table-cell table:style-name="ce1" office:value-type="string" calcext:value-type="string">
            <text:p>Chapter 12: Biographical</text:p>
          </table:table-cell>
          <table:table-cell/>
        </table:table-row>
        <table:table-row table:style-name="ro1">
          <table:table-cell table:style-name="ce2" office:value-type="string" calcext:value-type="string">
            <text:p>Ishmael gives the reader Queequeg’s back-story:</text:p>
          </table:table-cell>
          <table:table-cell/>
        </table:table-row>
        <table:table-row table:style-name="ro3">
          <table:table-cell table:style-name="ce2" office:value-type="string" calcext:value-type="string">
            <text:p>Queequeg is from a (fictional) South Sea island called Kokovoko, from a noble family: his father was a king, and his uncle, a high priest.</text:p>
          </table:table-cell>
          <table:table-cell/>
        </table:table-row>
        <table:table-row table:style-name="ro3">
          <table:table-cell table:style-name="ce2" office:value-type="string" calcext:value-type="string">
            <text:p>As a child, Queequeg always wanted to travel and to see more of the white Christian men than he could observe on a passing whaling or trading ship now and then.</text:p>
          </table:table-cell>
          <table:table-cell/>
        </table:table-row>
        <table:table-row table:style-name="ro3">
          <table:table-cell table:style-name="ce2" office:value-type="string" calcext:value-type="string">
            <text:p>Queequeg tried to become a sailor on a whaling ship from Sag Harbor, but it didn’t need any more men and he was refused.</text:p>
          </table:table-cell>
          <table:table-cell/>
        </table:table-row>
        <table:table-row table:style-name="ro3">
          <table:table-cell table:style-name="ce2" office:value-type="string" calcext:value-type="string">
            <text:p>He paddled after the ship in his canoe, sank the canoe, climbed up the side of the ship, grabbed a ringbolt on the deck and refused to let go.</text:p>
          </table:table-cell>
          <table:table-cell/>
        </table:table-row>
        <table:table-row table:style-name="ro3">
          <table:table-cell table:style-name="ce2" office:value-type="string" calcext:value-type="string">
            <text:p>Eventually, the captain of the ship agreed to let Queequeg stay and made him an ordinary sailor on the ship.</text:p>
          </table:table-cell>
          <table:table-cell/>
        </table:table-row>
        <table:table-row table:style-name="ro3">
          <table:table-cell table:style-name="ce2" office:value-type="string" calcext:value-type="string">
            <text:p>Queequeg hoped that he would learn things to improve the lives of his people, but instead he discovered that "even Christians could be both miserable and wicked" (12.4).</text:p>
          </table:table-cell>
          <table:table-cell/>
        </table:table-row>
        <table:table-row table:style-name="ro3">
          <table:table-cell table:style-name="ce2" office:value-type="string" calcext:value-type="string">
            <text:p>He gave up on trying to become like the Christians and resolved to remain a pagan, although he kept living among the white men.</text:p>
          </table:table-cell>
          <table:table-cell/>
        </table:table-row>
        <table:table-row table:style-name="ro3">
          <table:table-cell table:style-name="ce2" office:value-type="string" calcext:value-type="string">
            <text:p>Hearing this narrative, Ishmael asks Queequeg if he wants to return home and become king, since his father is probably dead by now. (Tactful, Ishmael.)</text:p>
          </table:table-cell>
          <table:table-cell/>
        </table:table-row>
        <table:table-row table:style-name="ro3">
          <table:table-cell table:style-name="ce2" office:value-type="string" calcext:value-type="string">
            <text:p>Queequeg says that his experiences among the Christians have perhaps made him unfit to be a pagan king, but he might go back eventually when he thinks the time is right and he’s ready.</text:p>
          </table:table-cell>
          <table:table-cell/>
        </table:table-row>
        <table:table-row table:style-name="ro1">
          <table:table-cell table:style-name="ce2" office:value-type="string" calcext:value-type="string">
            <text:p>In the meantime, he’ll be a harpooneer and sail on whaleboats.</text:p>
          </table:table-cell>
          <table:table-cell/>
        </table:table-row>
        <table:table-row table:style-name="ro3">
          <table:table-cell table:style-name="ce2" office:value-type="string" calcext:value-type="string">
            <text:p>Ishmael and Queequeg decide to find a whaling ship sailing from Nantucket on which they can both get jobs together.</text:p>
          </table:table-cell>
          <table:table-cell/>
        </table:table-row>
        <table:table-row table:style-name="ro1">
          <table:table-cell table:style-name="ce2" office:value-type="string" calcext:value-type="string">
            <text:p>Queequeg blows out the light, hugs Ishmael, and they go to sleep. </text:p>
          </table:table-cell>
          <table:table-cell/>
        </table:table-row>
        <table:table-row table:style-name="ro1">
          <table:table-cell table:style-name="ce1" office:value-type="string" calcext:value-type="string">
            <text:p>Chapter 13: Wheelbarrow</text:p>
          </table:table-cell>
          <table:table-cell/>
        </table:table-row>
        <table:table-row table:style-name="ro1">
          <table:table-cell table:style-name="ce2" office:value-type="string" calcext:value-type="string">
            <text:p>Ishmael and Queequeg leave the inn the next day; Ishmael pays with Queequeg’s money.</text:p>
          </table:table-cell>
          <table:table-cell/>
        </table:table-row>
        <table:table-row table:style-name="ro1">
          <table:table-cell table:style-name="ce2" office:value-type="string" calcext:value-type="string">
            <text:p>The landlord and other guests are amused by their intimate friendship.</text:p>
          </table:table-cell>
          <table:table-cell/>
        </table:table-row>
        <table:table-row table:style-name="ro3">
          <table:table-cell table:style-name="ce2" office:value-type="string" calcext:value-type="string">
            <text:p>They borrow a wheelbarrow to transport all their belongings as they go to catch a ferry called the Moss, which will take them to Nantucket.</text:p>
          </table:table-cell>
          <table:table-cell/>
        </table:table-row>
        <table:table-row table:style-name="ro3">
          <table:table-cell table:style-name="ce2" office:value-type="string" calcext:value-type="string">
            <text:p>As they walk, everyone stares at the two men who are "upon such confidential terms" (13.2), but Ishmael and Queequeg ignore them.</text:p>
          </table:table-cell>
          <table:table-cell/>
        </table:table-row>
        <table:table-row table:style-name="ro1">
          <table:table-cell table:style-name="ce2" office:value-type="string" calcext:value-type="string">
            <text:p>Ishmael asks Queequeg why he carries his own harpoon—don’t whaling ships come with harpoons?</text:p>
          </table:table-cell>
          <table:table-cell/>
        </table:table-row>
        <table:table-row table:style-name="ro1">
          <table:table-cell table:style-name="ce2" office:value-type="string" calcext:value-type="string">
            <text:p>Queequeg says that he prefers his own, which has a successful history of whale slaughter.</text:p>
          </table:table-cell>
          <table:table-cell/>
        </table:table-row>
        <table:table-row table:style-name="ro1">
          <table:table-cell table:style-name="ce2" office:value-type="string" calcext:value-type="string">
            <text:p>Queequeg tells Ishmael a story about the first time he saw a wheelbarrow.</text:p>
          </table:table-cell>
          <table:table-cell/>
        </table:table-row>
        <table:table-row table:style-name="ro1">
          <table:table-cell table:style-name="ce2" office:value-type="string" calcext:value-type="string">
            <text:p>He didn’t know how it worked, so he tied it to his chest and carried it on his shoulders.</text:p>
          </table:table-cell>
          <table:table-cell/>
        </table:table-row>
        <table:table-row table:style-name="ro4">
          <table:table-cell table:style-name="ce2" office:value-type="string" calcext:value-type="string">
            <text:p>When Ishmael asks if people laughed at him for this, Queequeg tells another story: back at his home on Kokovoko, the captain of a whaling ship was invited to the wedding feast for Queequeg’s sister. The captain didn’t understand the local customs and washed his hands in the punchbowl.</text:p>
          </table:table-cell>
          <table:table-cell/>
        </table:table-row>
        <table:table-row table:style-name="ro3">
          <table:table-cell table:style-name="ce2" office:value-type="string" calcext:value-type="string">
            <text:p>Then Queequeg asks Ishmael if he thinks the Kokovoko people laughed at the captain for this blunder. We would guess—yes?</text:p>
          </table:table-cell>
          <table:table-cell/>
        </table:table-row>
        <table:table-row table:style-name="ro3">
          <table:table-cell table:style-name="ce2" office:value-type="string" calcext:value-type="string">
            <text:p>Ishmael and Queequeg board the ferry with all of their luggage in tow, and the Moss sets sail down the river.</text:p>
          </table:table-cell>
          <table:table-cell/>
        </table:table-row>
        <table:table-row table:style-name="ro1">
          <table:table-cell table:style-name="ce2" office:value-type="string" calcext:value-type="string">
            <text:p>On one side of the river, they see fancy houses, and on the other, whale ships at the docks.</text:p>
          </table:table-cell>
          <table:table-cell/>
        </table:table-row>
        <table:table-row table:style-name="ro3">
          <table:table-cell table:style-name="ce2" office:value-type="string" calcext:value-type="string">
            <text:p>The boat moves into more open water, and Queequeg and Ishmael both get excited as the boat jostles and reels around.</text:p>
          </table:table-cell>
          <table:table-cell/>
        </table:table-row>
        <table:table-row table:style-name="ro3">
          <table:table-cell table:style-name="ce2" office:value-type="string" calcext:value-type="string">
            <text:p>Eventually, Ishmael and Queequeg notice that the other passengers are making fun of them for being "so companionable" (13.7).</text:p>
          </table:table-cell>
          <table:table-cell/>
        </table:table-row>
        <table:table-row table:style-name="ro3">
          <table:table-cell table:style-name="ce2" office:value-type="string" calcext:value-type="string">
            <text:p>Queequeg grabs one particular country bumpkin who is "mimicking him behind his back" and throws him high in the air, then turns his back on the guy and starts smoking his pipe again (13.7).</text:p>
          </table:table-cell>
          <table:table-cell/>
        </table:table-row>
        <table:table-row table:style-name="ro3">
          <table:table-cell table:style-name="ce2" office:value-type="string" calcext:value-type="string">
            <text:p>The bumpkin tattles on Queequeg to the ferry captain, who threatens Queequeg and tells him to leave the guy alone.</text:p>
          </table:table-cell>
          <table:table-cell/>
        </table:table-row>
        <table:table-row table:style-name="ro1">
          <table:table-cell table:style-name="ce2" office:value-type="string" calcext:value-type="string">
            <text:p>The weather suddenly gets rougher, and the bumpkin in question is swept overboard.</text:p>
          </table:table-cell>
          <table:table-cell/>
        </table:table-row>
        <table:table-row table:style-name="ro3">
          <table:table-cell table:style-name="ce2" office:value-type="string" calcext:value-type="string">
            <text:p>Everyone panics and nobody can seem to get the ship under control—the boom (a long pole attached to the bottom of the sail) is swinging wildly around.</text:p>
          </table:table-cell>
          <table:table-cell/>
        </table:table-row>
        <table:table-row table:style-name="ro3">
          <table:table-cell table:style-name="ce2" office:value-type="string" calcext:value-type="string">
            <text:p>Queequeg, cool-headed as always, quickly stabilizes the boom with a rope, pulls off his shirt and jacket, jumps into the sea, and rescues the bumpkin, who promptly revives.</text:p>
          </table:table-cell>
          <table:table-cell/>
        </table:table-row>
        <table:table-row table:style-name="ro3">
          <table:table-cell table:style-name="ce2" office:value-type="string" calcext:value-type="string">
            <text:p>Everyone is grateful to Queequeg for the rescue, and the captain forgives him for what he did to the bumpkin earlier.</text:p>
          </table:table-cell>
          <table:table-cell/>
        </table:table-row>
        <table:table-row table:style-name="ro1">
          <table:table-cell table:style-name="ce2" office:value-type="string" calcext:value-type="string">
            <text:p>Queequeg remains humble about his heroics.</text:p>
          </table:table-cell>
          <table:table-cell/>
        </table:table-row>
        <table:table-row table:style-name="ro1">
          <table:table-cell table:style-name="ce1" office:value-type="string" calcext:value-type="string">
            <text:p>Chapter 14: Nantucket</text:p>
          </table:table-cell>
          <table:table-cell/>
        </table:table-row>
        <table:table-row table:style-name="ro3">
          <table:table-cell table:style-name="ce2" office:value-type="string" calcext:value-type="string">
            <text:p>The ferry arrives at Nantucket, a prime opportunity for Ishmael to tell us more about the history of the island.</text:p>
          </table:table-cell>
          <table:table-cell/>
        </table:table-row>
        <table:table-row table:style-name="ro3">
          <table:table-cell table:style-name="ce2" office:value-type="string" calcext:value-type="string">
            <text:p>Nantucket is a lonely, isolated, sandy bit of land where hardly anything grows of its own accord and everything is surrounded by sea.</text:p>
          </table:table-cell>
          <table:table-cell/>
        </table:table-row>
        <table:table-row table:style-name="ro4">
          <table:table-cell table:style-name="ce2" office:value-type="string" calcext:value-type="string">
            <text:p>Ishmael also relates a story about how a group of Native Americans came to settle Nantucket: an eagle came one day and carried away a baby, and the parents followed the bird until they came to the island—where they found the child’s skeleton. Grim.</text:p>
          </table:table-cell>
          <table:table-cell/>
        </table:table-row>
        <table:table-row table:style-name="ro1">
          <table:table-cell table:style-name="ce2" office:value-type="string" calcext:value-type="string">
            <text:p>The people of Nantucket have always sailed the sea and used it to survive and prosper.</text:p>
          </table:table-cell>
          <table:table-cell/>
        </table:table-row>
        <table:table-row table:style-name="ro3">
          <table:table-cell table:style-name="ce2" office:value-type="string" calcext:value-type="string">
            <text:p>At this point, Ishmael tells us, Nantucketers are all over the globe, in every ocean, and are the only people who truly belong on the water: it’s like their empire.</text:p>
          </table:table-cell>
          <table:table-cell/>
        </table:table-row>
        <table:table-row table:style-name="ro1">
          <table:table-cell table:style-name="ce1" office:value-type="string" calcext:value-type="string">
            <text:p>Chapter 15: Chowder</text:p>
          </table:table-cell>
          <table:table-cell/>
        </table:table-row>
        <table:table-row table:style-name="ro1">
          <table:table-cell table:style-name="ce2" office:value-type="string" calcext:value-type="string">
            <text:p>Ishmael and Queequeg disembark from the ferry.</text:p>
          </table:table-cell>
          <table:table-cell/>
        </table:table-row>
        <table:table-row table:style-name="ro3">
          <table:table-cell table:style-name="ce2" office:value-type="string" calcext:value-type="string">
            <text:p>It’s too late at night to do any business in Nantucket, so they go to an inn recommended by Peter Coffin called The Try Pots, run by Hosea Hussey, Peter’s cousin.</text:p>
          </table:table-cell>
          <table:table-cell/>
        </table:table-row>
        <table:table-row table:style-name="ro1">
          <table:table-cell table:style-name="ce2" office:value-type="string" calcext:value-type="string">
            <text:p>The Try Pots is supposed to be famous for its chowders.</text:p>
          </table:table-cell>
          <table:table-cell/>
        </table:table-row>
        <table:table-row table:style-name="ro1">
          <table:table-cell table:style-name="ce2" office:value-type="string" calcext:value-type="string">
            <text:p>It takes a little while to find the Try Pots, but eventually they manage.</text:p>
          </table:table-cell>
          <table:table-cell/>
        </table:table-row>
        <table:table-row table:style-name="ro3">
          <table:table-cell table:style-name="ce2" office:value-type="string" calcext:value-type="string">
            <text:p>Ishmael thinks that the "sign" of the inn, which is two huge black pots hanging from an old mast, looks like a gallows.</text:p>
          </table:table-cell>
          <table:table-cell/>
        </table:table-row>
        <table:table-row table:style-name="ro3">
          <table:table-cell table:style-name="ce2" office:value-type="string" calcext:value-type="string">
            <text:p>He wonders if all these symbols of death (a landlord named Peter Coffin, tombstones in the chapel, and something that looks like a gallows) might be a bad sign. You think?</text:p>
          </table:table-cell>
          <table:table-cell/>
        </table:table-row>
        <table:table-row table:style-name="ro4">
          <table:table-cell table:style-name="ce2" office:value-type="string" calcext:value-type="string">
            <text:p>Hosea Hussey isn’t there, but Ishmael and Queequeg meet Mrs. Hussey, who asks them nothing but "clam or cod." This confuses Ishmael, but it turns out to be a question about what kind of chowder they want.</text:p>
          </table:table-cell>
          <table:table-cell/>
        </table:table-row>
        <table:table-row table:style-name="ro3">
          <table:table-cell table:style-name="ce2" office:value-type="string" calcext:value-type="string">
            <text:p>They try both kinds, and both are excellent. (In fact, when you read the description, it’s hard not to want clam chowder for dinner. Actually, we’re kind of salivating here.)</text:p>
          </table:table-cell>
          <table:table-cell/>
        </table:table-row>
        <table:table-row table:style-name="ro3">
          <table:table-cell table:style-name="ce2" office:value-type="string" calcext:value-type="string">
            <text:p>Our heroes discover that the Try Pots serves chowder every meal; the floor is paved with clamshells instead of tiles, and even the milk tastes like fish (because the cow eats fish heads).</text:p>
          </table:table-cell>
          <table:table-cell/>
        </table:table-row>
        <table:table-row table:style-name="ro1">
          <table:table-cell table:style-name="ce2" office:value-type="string" calcext:value-type="string">
            <text:p>Ishmael and Queequeg head to bed.</text:p>
          </table:table-cell>
          <table:table-cell/>
        </table:table-row>
        <table:table-row table:style-name="ro3">
          <table:table-cell table:style-name="ce2" office:value-type="string" calcext:value-type="string">
            <text:p>Mrs. Hussey insists that Queequeg leave his harpoon downstairs; a guest at the Try Pots was once killed in bed with his own harpoon.</text:p>
          </table:table-cell>
          <table:table-cell/>
        </table:table-row>
        <table:table-row table:style-name="ro1">
          <table:table-cell table:style-name="ce2" office:value-type="string" calcext:value-type="string">
            <text:p>Ishmael orders both kinds of chowder for breakfast.</text:p>
          </table:table-cell>
          <table:table-cell/>
        </table:table-row>
        <table:table-row table:style-name="ro1">
          <table:table-cell table:style-name="ce1" office:value-type="string" calcext:value-type="string">
            <text:p>Chapter 16: The Ship</text:p>
          </table:table-cell>
          <table:table-cell/>
        </table:table-row>
        <table:table-row table:style-name="ro4">
          <table:table-cell table:style-name="ce2" office:value-type="string" calcext:value-type="string">
            <text:p>That night in bed, Queequeg tells Ishmael that he’s been talking to the little black statue of his god (which, we learn, is named Yojo), and Yojo wants Ishmael to choose the ship that the two of them will sail with.</text:p>
          </table:table-cell>
          <table:table-cell/>
        </table:table-row>
        <table:table-row table:style-name="ro3">
          <table:table-cell table:style-name="ce2" office:value-type="string" calcext:value-type="string">
            <text:p>Ishmael’s pretty nervous about this responsibility. He was hoping Queequeg’s experience with whaling ships would help find the right one.</text:p>
          </table:table-cell>
          <table:table-cell/>
        </table:table-row>
        <table:table-row table:style-name="ro1">
          <table:table-cell table:style-name="ce2" office:value-type="string" calcext:value-type="string">
            <text:p>But Queequeg insists that Yojo has already found the right ship and that he’ll help Ishmael choose it.</text:p>
          </table:table-cell>
          <table:table-cell/>
        </table:table-row>
        <table:table-row table:style-name="ro1">
          <table:table-cell table:style-name="ce2" office:value-type="string" calcext:value-type="string">
            <text:p>The next morning, Ishmael goes out on his own.</text:p>
          </table:table-cell>
          <table:table-cell/>
        </table:table-row>
        <table:table-row table:style-name="ro3">
          <table:table-cell table:style-name="ce2" office:value-type="string" calcext:value-type="string">
            <text:p>It seems to be some kind of religious holiday for Queequeg, who stays at the inn fasting, smoking, and offering a sacrifice of biscuit to Yojo.</text:p>
          </table:table-cell>
          <table:table-cell/>
        </table:table-row>
        <table:table-row table:style-name="ro3">
          <table:table-cell table:style-name="ce2" office:value-type="string" calcext:value-type="string">
            <text:p>Ishmael finds out that there are three ships about to sail for three-year voyages: the Devil-Dam, the Tit-Bit, and the Pequod. He chooses the Pequod.</text:p>
          </table:table-cell>
          <table:table-cell/>
        </table:table-row>
        <table:table-row table:style-name="ro3">
          <table:table-cell table:style-name="ce2" office:value-type="string" calcext:value-type="string">
            <text:p>The Pequod is an older ship that has already been on a lot of whaling voyages. It has a lot of character, and is decorated with sea-ivory—whalebone and teeth.</text:p>
          </table:table-cell>
          <table:table-cell/>
        </table:table-row>
        <table:table-row table:style-name="ro4">
          <table:table-cell table:style-name="ce2" office:value-type="string" calcext:value-type="string">
            <text:p>On board the Pequod, Ishmael looks around for someone in charge. He sees a strange teepee-like tent made of whalebone on the deck and enters it, where he finds a "brown and brawny" old seaman who seems to have some authority.</text:p>
          </table:table-cell>
          <table:table-cell/>
        </table:table-row>
        <table:table-row table:style-name="ro4">
          <table:table-cell table:style-name="ce2" office:value-type="string" calcext:value-type="string">
            <text:p>Ishmael tells the old seaman that he wants to join the Pequod’s whaling expedition, and explains that he doesn’t have any specific whaling experience, but he has been in the merchant service before.</text:p>
          </table:table-cell>
          <table:table-cell/>
        </table:table-row>
        <table:table-row table:style-name="ro1">
          <table:table-cell table:style-name="ce2" office:value-type="string" calcext:value-type="string">
            <text:p>The old man scoffs—merchant service! The idea!—and asks why Ishmael wants to go whaling.</text:p>
          </table:table-cell>
          <table:table-cell/>
        </table:table-row>
        <table:table-row table:style-name="ro1">
          <table:table-cell table:style-name="ce2" office:value-type="string" calcext:value-type="string">
            <text:p>Ishmael says that he wants "to see what whaling is" and "to see the world" (16.18).</text:p>
          </table:table-cell>
          <table:table-cell/>
        </table:table-row>
        <table:table-row table:style-name="ro1">
          <table:table-cell table:style-name="ce2" office:value-type="string" calcext:value-type="string">
            <text:p>The old man asks Ishmael if he’s met Captain Ahab.</text:p>
          </table:table-cell>
          <table:table-cell/>
        </table:table-row>
        <table:table-row table:style-name="ro1">
          <table:table-cell table:style-name="ce2" office:value-type="string" calcext:value-type="string">
            <text:p>Ishmael is confused. He thought the old man was the captain of the Pequod.</text:p>
          </table:table-cell>
          <table:table-cell/>
        </table:table-row>
        <table:table-row table:style-name="ro4">
          <table:table-cell table:style-name="ce2" office:value-type="string" calcext:value-type="string">
            <text:p>The man explains that he is Captain Peleg, and that he and Captain Bildad, who are both retired, own the ship and are outfitting it with men and supplies. (It’s like their investment plan for retirement.)</text:p>
          </table:table-cell>
          <table:table-cell/>
        </table:table-row>
        <table:table-row table:style-name="ro1">
          <table:table-cell table:style-name="ce2" office:value-type="string" calcext:value-type="string">
            <text:p>Captain Ahab will actually be in charge of the ship on its voyage.</text:p>
          </table:table-cell>
          <table:table-cell/>
        </table:table-row>
        <table:table-row table:style-name="ro3">
          <table:table-cell table:style-name="ce2" office:value-type="string" calcext:value-type="string">
            <text:p>Captain Peleg tells Ishmael that Captain Ahab lost a leg to a whale, and asks if he’s still willing to go on a whaling voyage. Ishmael says that he is.</text:p>
          </table:table-cell>
          <table:table-cell/>
        </table:table-row>
        <table:table-row table:style-name="ro3">
          <table:table-cell table:style-name="ce2" office:value-type="string" calcext:value-type="string">
            <text:p>Ishmael’s formal manner of speaking rubs Captain Peleg the wrong way, and the Captain wonders if Ishmael is tough enough for a whaling voyage.</text:p>
          </table:table-cell>
          <table:table-cell/>
        </table:table-row>
        <table:table-row table:style-name="ro6">
          <table:table-cell table:style-name="ce2" office:value-type="string" calcext:value-type="string">
            <text:p>Captain Peleg asks Ishmael if he would throw a harpoon down a whale’s throat and jump after it. Ishmael says he would if it was absolutely necessary, but he thinks it could probably be avoided. This is, apparently, the right answer, which is good to know, for those of you planning to hunt the wily sperm whale.</text:p>
          </table:table-cell>
          <table:table-cell/>
        </table:table-row>
        <table:table-row table:style-name="ro4">
          <table:table-cell table:style-name="ce2" office:value-type="string" calcext:value-type="string">
            <text:p>Next, Captain Peleg takes on Ishmael’s desire to "see the world." He asks Ishmael to look across the bow of the ship and tell him what’s there: it’s nothing but water. Captain Peleg tells Ishmael that’s the only world he’d see on a whaling voyage.</text:p>
          </table:table-cell>
          <table:table-cell/>
        </table:table-row>
        <table:table-row table:style-name="ro1">
          <table:table-cell table:style-name="ce2" office:value-type="string" calcext:value-type="string">
            <text:p>Ishmael’s a little shaken by this, but remains firm on the whaling thing.</text:p>
          </table:table-cell>
          <table:table-cell/>
        </table:table-row>
        <table:table-row table:style-name="ro1">
          <table:table-cell table:style-name="ce2" office:value-type="string" calcext:value-type="string">
            <text:p>Captain Peleg takes him below decks to sign a contract, where Ishmael meets Captain Bildad.</text:p>
          </table:table-cell>
          <table:table-cell/>
        </table:table-row>
        <table:table-row table:style-name="ro4">
          <table:table-cell table:style-name="ce2" office:value-type="string" calcext:value-type="string">
            <text:p>Ishmael explains that both Peleg and Bildad are Quakers, but they’re "fighting Quakers" who have been adapted by their circumstances to be bloodthirsty seamen. (This is a little joke from Melville, because Quakers are famous for being pacifists and conscientious objectors.)</text:p>
          </table:table-cell>
          <table:table-cell/>
        </table:table-row>
        <table:table-row table:style-name="ro3">
          <table:table-cell table:style-name="ce2" office:value-type="string" calcext:value-type="string">
            <text:p>Captain Bildad, according to Ishmael, has stricter Quaker principles and is more obsessed with his religious foundation than Captain Peleg.</text:p>
          </table:table-cell>
          <table:table-cell/>
        </table:table-row>
        <table:table-row table:style-name="ro3">
          <table:table-cell table:style-name="ce2" office:value-type="string" calcext:value-type="string">
            <text:p>Ishmael thinks Captain Bildad is a little bit hypocritical, because he won’t shed the blood of men on land, but he’s slaughtered lots of whales on the sea.</text:p>
          </table:table-cell>
          <table:table-cell/>
        </table:table-row>
        <table:table-row table:style-name="ro3">
          <table:table-cell table:style-name="ce2" office:value-type="string" calcext:value-type="string">
            <text:p>Captain Bildad also has a reputation for working his men incredibly hard. His own body is lean and clean-shaven—there’s nothing extra or superfluous to him.</text:p>
          </table:table-cell>
          <table:table-cell/>
        </table:table-row>
        <table:table-row table:style-name="ro3">
          <table:table-cell table:style-name="ce2" office:value-type="string" calcext:value-type="string">
            <text:p>When Ishmael and Captain Peleg approach Captain Bildad, Bildad is sitting stiffly upright reading the Bible.</text:p>
          </table:table-cell>
          <table:table-cell/>
        </table:table-row>
        <table:table-row table:style-name="ro1">
          <table:table-cell table:style-name="ce2" office:value-type="string" calcext:value-type="string">
            <text:p>Peleg asks Bildad if Ishmael is an appropriate sailor for the Pequod, and Bildad gives him the okay.</text:p>
          </table:table-cell>
          <table:table-cell/>
        </table:table-row>
        <table:table-row table:style-name="ro3">
          <table:table-cell table:style-name="ce2" office:value-type="string" calcext:value-type="string">
            <text:p>Captain Peleg takes out a copy of the ship’s articles (the contract between the owners of the Pequod and its sailors) and a pen and starts to add Ishmael to the contract.</text:p>
          </table:table-cell>
          <table:table-cell/>
        </table:table-row>
        <table:table-row table:style-name="ro7">
          <table:table-cell table:style-name="ce2" office:value-type="string" calcext:value-type="string">
            <text:p>Ishmael tells the reader that he already knows a little bit about how whaling works: seamen aren’t paid wages, but they get a certain percentage of the net profits of the voyage. Ishmael has no whaling experience, but he has been to sea before, and he’s decided that he should be offered what’s called the 275th lay—at least 1/275 of the net profits. He thinks he might get something as good as the 200th lay.</text:p>
          </table:table-cell>
          <table:table-cell/>
        </table:table-row>
        <table:table-row table:style-name="ro3">
          <table:table-cell table:style-name="ce2" office:value-type="string" calcext:value-type="string">
            <text:p>Ishmael’s a little suspicious at this point, because he’s heard that Peleg and Bildad can be stingy, especially Bildad.</text:p>
          </table:table-cell>
          <table:table-cell/>
        </table:table-row>
        <table:table-row table:style-name="ro4">
          <table:table-cell table:style-name="ce2" office:value-type="string" calcext:value-type="string">
            <text:p>Peleg asks Bildad what lay Ishmael should get, and Bildad suggests the 777th lay. (This is another in-joke: 777 is a Biblical number, and Bildad is reading Matthew 6:19, which advises people not to lay up treasure on the earth.)</text:p>
          </table:table-cell>
          <table:table-cell/>
        </table:table-row>
        <table:table-row table:style-name="ro1">
          <table:table-cell table:style-name="ce2" office:value-type="string" calcext:value-type="string">
            <text:p>Peleg says that the 777th lay would be swindling Ishmael and suggests the 300th lay.</text:p>
          </table:table-cell>
          <table:table-cell/>
        </table:table-row>
        <table:table-row table:style-name="ro3">
          <table:table-cell table:style-name="ce2" office:value-type="string" calcext:value-type="string">
            <text:p>Bildad reminds Peleg that some of the investors in the Pequod are widows and orphans, and that giving Ishmael too large a share in the profits would be swindling these unfortunates.</text:p>
          </table:table-cell>
          <table:table-cell/>
        </table:table-row>
        <table:table-row table:style-name="ro3">
          <table:table-cell table:style-name="ce2" office:value-type="string" calcext:value-type="string">
            <text:p>Peleg and Bildad keep arguing over Ishmael’s lay, and finally Peleg seems to get so angry that he rushes at Bildad as though he’s going to attack him.</text:p>
          </table:table-cell>
          <table:table-cell/>
        </table:table-row>
        <table:table-row table:style-name="ro3">
          <table:table-cell table:style-name="ce2" office:value-type="string" calcext:value-type="string">
            <text:p>Ishmael is almost ready to leave and forget about whaling completely, but suddenly Bildad and Peleg both settle down and Peleg puts Ishmael down on the ship’s articles for the 300th lay.</text:p>
          </table:table-cell>
          <table:table-cell/>
        </table:table-row>
        <table:table-row table:style-name="ro3">
          <table:table-cell table:style-name="ce2" office:value-type="string" calcext:value-type="string">
            <text:p>Ishmael tells Peleg that he has a friend with whaling experience who also wants to voyage on the Pequod, and Peleg tells him to bring the friend (Queequeg, we miss you!) the next day.</text:p>
          </table:table-cell>
          <table:table-cell/>
        </table:table-row>
        <table:table-row table:style-name="ro3">
          <table:table-cell table:style-name="ce2" office:value-type="string" calcext:value-type="string">
            <text:p>Ishmael leaves, feeling pretty good about his decision—but then he realizes he’s still never met or even seen Captain Ahab.</text:p>
          </table:table-cell>
          <table:table-cell/>
        </table:table-row>
        <table:table-row table:style-name="ro1">
          <table:table-cell table:style-name="ce2" office:value-type="string" calcext:value-type="string">
            <text:p>He goes back and asks Captain Peleg where Captain Ahab is.</text:p>
          </table:table-cell>
          <table:table-cell/>
        </table:table-row>
        <table:table-row table:style-name="ro3">
          <table:table-cell table:style-name="ce2" office:value-type="string" calcext:value-type="string">
            <text:p>Peleg tells Ishmael that he can’t see Ahab at this point because Ahab has been shutting himself up alone in his house.</text:p>
          </table:table-cell>
          <table:table-cell/>
        </table:table-row>
        <table:table-row table:style-name="ro3">
          <table:table-cell table:style-name="ce2" office:value-type="string" calcext:value-type="string">
            <text:p>Peleg tries to describe Ahab’s virtues to reassure Ishmael, but Ahab sounds really strange and alarming: Peleg calls him "a grand, ungodly, god-like man" (16.79).</text:p>
          </table:table-cell>
          <table:table-cell/>
        </table:table-row>
        <table:table-row table:style-name="ro3">
          <table:table-cell table:style-name="ce2" office:value-type="string" calcext:value-type="string">
            <text:p>Ishmael suggests that the name "Ahab" has disturbing Biblical connotations. (You might want to read the story about Ahab and Naboth’s vineyard in <text:a xlink:href="https://www.shmoop.com/1-kings/chapter-21-summary.html" xlink:type="simple">1 Kings 21</text:a>.)</text:p>
          </table:table-cell>
          <table:table-cell/>
        </table:table-row>
        <table:table-row table:style-name="ro3">
          <table:table-cell table:style-name="ce2" office:value-type="string" calcext:value-type="string">
            <text:p>Captain Peleg gets angry and reminds Ishmael that Ahab didn’t choose his name... but then admits that a Native American seer said that Ahab’s name would be prophetic in some way.</text:p>
          </table:table-cell>
          <table:table-cell/>
        </table:table-row>
        <table:table-row table:style-name="ro3">
          <table:table-cell table:style-name="ce2" office:value-type="string" calcext:value-type="string">
            <text:p>Peleg admits that Ahab has been "moody" and "savage" since he lost his leg fighting a whale, but tells Ishmael that Ahab is still a good captain, even if he is depressed and angry (16.81).</text:p>
          </table:table-cell>
          <table:table-cell/>
        </table:table-row>
        <table:table-row table:style-name="ro3">
          <table:table-cell table:style-name="ce2" office:value-type="string" calcext:value-type="string">
            <text:p>Ishmael leaves, feeling sorry for captain Ahab but also afraid of him. Then he forgets all about him for the time being.</text:p>
          </table:table-cell>
          <table:table-cell/>
        </table:table-row>
        <table:table-row table:style-name="ro1">
          <table:table-cell table:style-name="ce1" office:value-type="string" calcext:value-type="string">
            <text:p>Chapter 17: The Ramadan</text:p>
          </table:table-cell>
          <table:table-cell/>
        </table:table-row>
        <table:table-row table:style-name="ro3">
          <table:table-cell table:style-name="ce2" office:value-type="string" calcext:value-type="string">
            <text:p>Ishmael leaves Queequeg alone all day to perform his religious observances with Yojo, since this is apparently a special religious holiday for Queequeg.</text:p>
          </table:table-cell>
          <table:table-cell/>
        </table:table-row>
        <table:table-row table:style-name="ro1">
          <table:table-cell table:style-name="ce2" office:value-type="string" calcext:value-type="string">
            <text:p>Ishmael tells the reader that he believes in religious tolerance and a live-and-let-live attitude.</text:p>
          </table:table-cell>
          <table:table-cell/>
        </table:table-row>
        <table:table-row table:style-name="ro3">
          <table:table-cell table:style-name="ce2" office:value-type="string" calcext:value-type="string">
            <text:p>In the evening, Ishmael assumes that Queequeg is finished with his holiday and goes upstairs to their room, but the door is locked. Ishmael calls, but there’s no answer.</text:p>
          </table:table-cell>
          <table:table-cell/>
        </table:table-row>
        <table:table-row table:style-name="ro3">
          <table:table-cell table:style-name="ce2" office:value-type="string" calcext:value-type="string">
            <text:p>Ishmael looks through the keyhole. He can’t see Queequeg, but he can see Queequeg’s harpoon, so he assumes the man is there somewhere.</text:p>
          </table:table-cell>
          <table:table-cell/>
        </table:table-row>
        <table:table-row table:style-name="ro3">
          <table:table-cell table:style-name="ce2" office:value-type="string" calcext:value-type="string">
            <text:p>Ishmael tries to break the door down and can’t. He runs downstairs and finds a maid and then the landlady, Mrs. Hussey, and tries to convince them to pry the door open.</text:p>
          </table:table-cell>
          <table:table-cell/>
        </table:table-row>
        <table:table-row table:style-name="ro3">
          <table:table-cell table:style-name="ce2" office:value-type="string" calcext:value-type="string">
            <text:p>When Mrs. Hussey understands what’s going on, she’s afraid that there’s been another suicide at her inn.</text:p>
          </table:table-cell>
          <table:table-cell/>
        </table:table-row>
        <table:table-row table:style-name="ro3">
          <table:table-cell table:style-name="ce2" office:value-type="string" calcext:value-type="string">
            <text:p>She orders the maid, Betty, to go get a sign made that says "no suicides permitted here, and no smoking in the parlor" (17.10). (Sounds useful to us.)</text:p>
          </table:table-cell>
          <table:table-cell/>
        </table:table-row>
        <table:table-row table:style-name="ro3">
          <table:table-cell table:style-name="ce2" office:value-type="string" calcext:value-type="string">
            <text:p>The landlady tries to keep Ishmael from breaking down the door and damaging the inn, but Queequeg has bolted the door from the inside and no key or locksmith will help.</text:p>
          </table:table-cell>
          <table:table-cell/>
        </table:table-row>
        <table:table-row table:style-name="ro1">
          <table:table-cell table:style-name="ce2" office:value-type="string" calcext:value-type="string">
            <text:p>Ishmael goes ahead and breaks the door down in spite of Mrs. Hussey’s objections.</text:p>
          </table:table-cell>
          <table:table-cell/>
        </table:table-row>
        <table:table-row table:style-name="ro3">
          <table:table-cell table:style-name="ce2" office:value-type="string" calcext:value-type="string">
            <text:p>When they get into the room, they find Queequeg sitting in the middle of the floor holding Yojo on top of his head. He doesn’t move or speak.</text:p>
          </table:table-cell>
          <table:table-cell/>
        </table:table-row>
        <table:table-row table:style-name="ro3">
          <table:table-cell table:style-name="ce2" office:value-type="string" calcext:value-type="string">
            <text:p>They try to get Queequeg to move or respond, but he won’t, so finally Ishmael sends Mrs. Hussey away and sits beside Queequeg, since he can’t do anything else.</text:p>
          </table:table-cell>
          <table:table-cell/>
        </table:table-row>
        <table:table-row table:style-name="ro3">
          <table:table-cell table:style-name="ce2" office:value-type="string" calcext:value-type="string">
            <text:p>After a while, Ishmael goes downstairs and has supper, then goes back to bed. Queequeg is still sitting in the same position and not speaking. Ishmael’s starting to get pretty pissed.</text:p>
          </table:table-cell>
          <table:table-cell/>
        </table:table-row>
        <table:table-row table:style-name="ro3">
          <table:table-cell table:style-name="ce2" office:value-type="string" calcext:value-type="string">
            <text:p>Ishmael puts his heavy jacket around Queequeg’s shoulders to keep out the cold and goes to bed. It takes him a long time to fall asleep because he’s worried about Queequeg. (Aww!).</text:p>
          </table:table-cell>
          <table:table-cell/>
        </table:table-row>
        <table:table-row table:style-name="ro1">
          <table:table-cell table:style-name="ce2" office:value-type="string" calcext:value-type="string">
            <text:p>At sunrise, Queequeg gets up and tells Ishmael that his holiday is over.</text:p>
          </table:table-cell>
          <table:table-cell/>
        </table:table-row>
        <table:table-row table:style-name="ro4">
          <table:table-cell table:style-name="ce2" office:value-type="string" calcext:value-type="string">
            <text:p>Ishmael makes Queequeg get into bed and tries to explain that extreme ascetic behavior—such as fasting, meditating, and sitting still in uncomfortable positions for long periods of time—is ridiculous and unhealthy and causes indigestion.</text:p>
          </table:table-cell>
          <table:table-cell/>
        </table:table-row>
        <table:table-row table:style-name="ro4">
          <table:table-cell table:style-name="ce2" office:value-type="string" calcext:value-type="string">
            <text:p>Ishmael is equally critical of Lent (a Christian fast), Ramadan (a Muslim fast), and Queequeg’s own tribal customs. (Note that Ishmael calls Queequeg’s fast "a Ramadan," but this is just a general use of the term to mean a religious fast. Queequeg isn’t Muslim.)</text:p>
          </table:table-cell>
          <table:table-cell/>
        </table:table-row>
        <table:table-row table:style-name="ro3">
          <table:table-cell table:style-name="ce2" office:value-type="string" calcext:value-type="string">
            <text:p>Ishmael asks Queequeg if he’s ever had indigestion. Queequeg says only once, when his people won a major battle and cooked and ate fifty of their captives.</text:p>
          </table:table-cell>
          <table:table-cell/>
        </table:table-row>
        <table:table-row table:style-name="ro1">
          <table:table-cell table:style-name="ce2" office:value-type="string" calcext:value-type="string">
            <text:p>Ishmael stops him before he explains any more about his tribe’s cannibalistic customs.</text:p>
          </table:table-cell>
          <table:table-cell/>
        </table:table-row>
        <table:table-row table:style-name="ro3">
          <table:table-cell table:style-name="ce2" office:value-type="string" calcext:value-type="string">
            <text:p>Queequeg doesn’t seem affected by Ishmael’s lecture about religious customs; in fact, he seems to pity Ishmael for not knowing better.</text:p>
          </table:table-cell>
          <table:table-cell/>
        </table:table-row>
        <table:table-row table:style-name="ro1">
          <table:table-cell table:style-name="ce2" office:value-type="string" calcext:value-type="string">
            <text:p>Ishmael and Queequeg get up, eat a breakfast of chowder, and head to the Pequod.</text:p>
          </table:table-cell>
          <table:table-cell/>
        </table:table-row>
        <table:table-row table:style-name="ro1">
          <table:table-cell table:style-name="ce1" office:value-type="string" calcext:value-type="string">
            <text:p>Chapter 18: His Mark</text:p>
          </table:table-cell>
          <table:table-cell/>
        </table:table-row>
        <table:table-row table:style-name="ro3">
          <table:table-cell table:style-name="ce2" office:value-type="string" calcext:value-type="string">
            <text:p>When Ishmael and Queequeg get to the Pequod, Captain Peleg and Captain Bildad say that they don’t take cannibals or non-Christians on their ship.</text:p>
          </table:table-cell>
          <table:table-cell/>
        </table:table-row>
        <table:table-row table:style-name="ro3">
          <table:table-cell table:style-name="ce2" office:value-type="string" calcext:value-type="string">
            <text:p>Captain Bildad asks if Queequeg is a Christian, and Ishmael says that he’s a member of the First Congregational Church.</text:p>
          </table:table-cell>
          <table:table-cell/>
        </table:table-row>
        <table:table-row table:style-name="ro7">
          <table:table-cell table:style-name="ce2" office:value-type="string" calcext:value-type="string">
            <text:p>When Captain Bildad starts asking about a particular local church with that name, and how long Queequeg has known the man who runs it, Deacon Deuteronomy, Ishmael explains: Queequeg is a member of the First Congregational Church in the sense that he’s a member of "the great and everlasting First Congregation of this whole worshipping world" (18.12). In other words, he’s human.</text:p>
          </table:table-cell>
          <table:table-cell/>
        </table:table-row>
        <table:table-row table:style-name="ro3">
          <table:table-cell table:style-name="ce2" office:value-type="string" calcext:value-type="string">
            <text:p>Captain Peleg is impressed by Ishmael’s mind-twisting rhetoric and agrees to take Queequeg on board without more proof of his religious conversion.</text:p>
          </table:table-cell>
          <table:table-cell/>
        </table:table-row>
        <table:table-row table:style-name="ro6">
          <table:table-cell table:style-name="ce2" office:value-type="string" calcext:value-type="string">
            <text:p>For some reason—we speculate on possible reasons in Queequeg’s "Character Analysis"—Captain Peleg calls Queequeg "Quohog," which is the name of a type of clam. (And, if you watch Family Guy, Quohog is the name of the town where the Griffin family lives on the coast of New England. The town is named after the clam, which is local to that area.)</text:p>
          </table:table-cell>
          <table:table-cell/>
        </table:table-row>
        <table:table-row table:style-name="ro3">
          <table:table-cell table:style-name="ce2" office:value-type="string" calcext:value-type="string">
            <text:p>Captain Peleg asks Queequeg if he’s ever harpooned a whale. Queequeg takes his harpoon, points at a small spot of tar in the water, and throws the harpoon so that he hits the spot exactly.</text:p>
          </table:table-cell>
          <table:table-cell/>
        </table:table-row>
        <table:table-row table:style-name="ro3">
          <table:table-cell table:style-name="ce2" office:value-type="string" calcext:value-type="string">
            <text:p>After Peleg and Bildad see this demonstration of Queequeg’s skill, they’re falling all over themselves trying to sign Queequeg up for the voyage of the Pequod. They give him the 90th lay.</text:p>
          </table:table-cell>
          <table:table-cell/>
        </table:table-row>
        <table:table-row table:style-name="ro3">
          <table:table-cell table:style-name="ce2" office:value-type="string" calcext:value-type="string">
            <text:p>When it’s time for Queequeg to sign his name, he takes the pen and copies a symbol onto the paper that matches one of the symbols tattooed on his arm.</text:p>
          </table:table-cell>
          <table:table-cell/>
        </table:table-row>
        <table:table-row table:style-name="ro3">
          <table:table-cell table:style-name="ce2" office:value-type="string" calcext:value-type="string">
            <text:p>Captain Bildad gives Queequeg a copy of a religious tract encouraging him to convert before the Apocalypse.</text:p>
          </table:table-cell>
          <table:table-cell/>
        </table:table-row>
        <table:table-row table:style-name="ro1">
          <table:table-cell table:style-name="ce2" office:value-type="string" calcext:value-type="string">
            <text:p>Captain Peleg objects, saying that harpooneers have to be wild and devilish men.</text:p>
          </table:table-cell>
          <table:table-cell/>
        </table:table-row>
        <table:table-row table:style-name="ro3">
          <table:table-cell table:style-name="ce2" office:value-type="string" calcext:value-type="string">
            <text:p>Bildad reminds Peleg of the time when Peleg was Ahab’s first mate and the ship was caught in a typhoon—he must have thought about the afterlife then.</text:p>
          </table:table-cell>
          <table:table-cell/>
        </table:table-row>
        <table:table-row table:style-name="ro1">
          <table:table-cell table:style-name="ce2" office:value-type="string" calcext:value-type="string">
            <text:p>Peleg denies it; he says he was just thinking about how to stay alive.</text:p>
          </table:table-cell>
          <table:table-cell/>
        </table:table-row>
        <table:table-row table:style-name="ro3">
          <table:table-cell table:style-name="ce2" office:value-type="string" calcext:value-type="string">
            <text:p>Bildad turns his back on Peleg and goes to watch some sailors fixing a sail and to pick up little bits of material that might go to waste.</text:p>
          </table:table-cell>
          <table:table-cell/>
        </table:table-row>
        <table:table-row table:style-name="ro1">
          <table:table-cell table:style-name="ce1" office:value-type="string" calcext:value-type="string">
            <text:p>Chapter 19: The Prophet</text:p>
          </table:table-cell>
          <table:table-cell/>
        </table:table-row>
        <table:table-row table:style-name="ro3">
          <table:table-cell table:style-name="ce2" office:value-type="string" calcext:value-type="string">
            <text:p>Ishmael and Queequeg leave the Pequod and are stopped by a badly dressed stranger with a fascinating skin disease.</text:p>
          </table:table-cell>
          <table:table-cell/>
        </table:table-row>
        <table:table-row table:style-name="ro1">
          <table:table-cell table:style-name="ce2" office:value-type="string" calcext:value-type="string">
            <text:p>The man asks if they have agreed to sail in the Pequod, and Ishmael says that they have.</text:p>
          </table:table-cell>
          <table:table-cell/>
        </table:table-row>
        <table:table-row table:style-name="ro3">
          <table:table-cell table:style-name="ce2" office:value-type="string" calcext:value-type="string">
            <text:p>The sinister stranger asks if they’ve also sold their souls, if they have any. Ishmael doesn’t know what he’s talking about.</text:p>
          </table:table-cell>
          <table:table-cell/>
        </table:table-row>
        <table:table-row table:style-name="ro4">
          <table:table-cell table:style-name="ce2" office:value-type="string" calcext:value-type="string">
            <text:p>Then the man asks if they’ve met "Old Thunder," which is apparently Captain Ahab’s nickname. Ishmael says they haven’t, and that all they know is that he’s "a good whale hunter, and a good captain to his crew" (19.22).</text:p>
          </table:table-cell>
          <table:table-cell/>
        </table:table-row>
        <table:table-row table:style-name="ro3">
          <table:table-cell table:style-name="ce2" office:value-type="string" calcext:value-type="string">
            <text:p>The stranger says that both of these things are true, but that there’s more: Ahab once seemed dead for three days after a mysterious happening, and he’s done other strange and terrible things.</text:p>
          </table:table-cell>
          <table:table-cell/>
        </table:table-row>
        <table:table-row table:style-name="ro1">
          <table:table-cell table:style-name="ce2" office:value-type="string" calcext:value-type="string">
            <text:p>And, of course, he lost a leg to a whale on his last voyage.</text:p>
          </table:table-cell>
          <table:table-cell/>
        </table:table-row>
        <table:table-row table:style-name="ro3">
          <table:table-cell table:style-name="ce2" office:value-type="string" calcext:value-type="string">
            <text:p>Ishmael asks the man to be clearer, but the man just says that, if they’ve already signed the papers, then what’s done is done.</text:p>
          </table:table-cell>
          <table:table-cell/>
        </table:table-row>
        <table:table-row table:style-name="ro3">
          <table:table-cell table:style-name="ce2" office:value-type="string" calcext:value-type="string">
            <text:p>Ishmael thinks the man is trying to scam them in some way, and that there isn’t really any sinister secret lurking behind Captain Ahab.</text:p>
          </table:table-cell>
          <table:table-cell/>
        </table:table-row>
        <table:table-row table:style-name="ro1">
          <table:table-cell table:style-name="ce2" office:value-type="string" calcext:value-type="string">
            <text:p>Ishmael asks the man his name, and the man says "Elijah."</text:p>
          </table:table-cell>
          <table:table-cell/>
        </table:table-row>
        <table:table-row table:style-name="ro3">
          <table:table-cell table:style-name="ce2" office:value-type="string" calcext:value-type="string">
            <text:p>Ishmael and Queequeg walk away, talking about how ridiculous the man is—and then Ishmael notices that Elijah is following them.</text:p>
          </table:table-cell>
          <table:table-cell/>
        </table:table-row>
        <table:table-row table:style-name="ro1">
          <table:table-cell table:style-name="ce2" office:value-type="string" calcext:value-type="string">
            <text:p>Ishmael turns around and starts going back the way they came.</text:p>
          </table:table-cell>
          <table:table-cell/>
        </table:table-row>
        <table:table-row table:style-name="ro1">
          <table:table-cell table:style-name="ce2" office:value-type="string" calcext:value-type="string">
            <text:p>Elijah doesn’t follow, so Ishmael feels a little bit better.</text:p>
          </table:table-cell>
          <table:table-cell/>
        </table:table-row>
        <table:table-row table:style-name="ro1">
          <table:table-cell table:style-name="ce1" office:value-type="string" calcext:value-type="string">
            <text:p>Chapter 20: All Astir</text:p>
          </table:table-cell>
          <table:table-cell/>
        </table:table-row>
        <table:table-row table:style-name="ro3">
          <table:table-cell table:style-name="ce2" office:value-type="string" calcext:value-type="string">
            <text:p>For the next several days, everyone is busy getting the Pequod ready for her voyage. Captain Peleg stays on the ship overseeing things and Captain Bildad is in charge of buying supplies.</text:p>
          </table:table-cell>
          <table:table-cell/>
        </table:table-row>
        <table:table-row table:style-name="ro3">
          <table:table-cell table:style-name="ce2" office:value-type="string" calcext:value-type="string">
            <text:p>Ishmael and Queequeg get their trunks packed and loaded on the ship, but they keep sleeping at the inn until they have to leave.</text:p>
          </table:table-cell>
          <table:table-cell/>
        </table:table-row>
        <table:table-row table:style-name="ro3">
          <table:table-cell table:style-name="ce2" office:value-type="string" calcext:value-type="string">
            <text:p>The ship not only needs lots of supplies, it needs lots of spares of everything that can’t be replaced once it leaves the harbor.</text:p>
          </table:table-cell>
          <table:table-cell/>
        </table:table-row>
        <table:table-row table:style-name="ro3">
          <table:table-cell table:style-name="ce2" office:value-type="string" calcext:value-type="string">
            <text:p>Ishmael says that it’s practically two ships rolled into one; the only things that aren’t doubled are the ship itself and the captain.</text:p>
          </table:table-cell>
          <table:table-cell/>
        </table:table-row>
        <table:table-row table:style-name="ro4">
          <table:table-cell table:style-name="ce2" office:value-type="string" calcext:value-type="string">
            <text:p>The person in charge of most of the supplies is Captain Bildad’s sister, who is called Aunt Charity. (Charity is actually her first name; the "Aunt" part is more of a nickname.) She’s always bringing some little thing on board that might help.</text:p>
          </table:table-cell>
          <table:table-cell/>
        </table:table-row>
        <table:table-row table:style-name="ro4">
          <table:table-cell table:style-name="ce2" office:value-type="string" calcext:value-type="string">
            <text:p>While the ship is being outfitted, Ishmael and Queequeg keep asking about Captain Ahab, but he never shows up. They try not to worry about it, but not knowing the man who’s going to be their captain for three years is disturbing.</text:p>
          </table:table-cell>
          <table:table-cell/>
        </table:table-row>
        <table:table-row table:style-name="ro8" table:number-rows-repeated="1048230">
          <table:table-cell table:number-columns-repeated="2"/>
        </table:table-row>
        <table:table-row table:style-name="ro8">
          <table:table-cell table:number-columns-repeated="2"/>
        </table:table-row>
      </table:table>
      <table:table table:name="Arkusz2" table:style-name="ta1">
        <table:table-column table:style-name="co3" table:default-cell-style-name="Default"/>
        <table:table-row table:style-name="ro1">
          <table:table-cell/>
        </table:table-row>
      </table:table>
      <table:table table:name="Arkusz3" table:style-name="ta1">
        <table:table-column table:style-name="co3" table:default-cell-style-name="Default"/>
        <table:table-row table:style-name="ro1">
          <table:table-cell/>
        </table:table-row>
      </table:table>
      <table:table table:name="Arkusz4" table:style-name="ta1">
        <table:table-column table:style-name="co3" table:default-cell-style-name="Default"/>
        <table:table-row table:style-name="ro1">
          <table:table-cell/>
        </table:table-row>
      </table:table>
      <table:table table:name="Arkusz5" table:style-name="ta1">
        <table:table-column table:style-name="co3" table:default-cell-style-name="Default"/>
        <table:table-row table:style-name="ro1">
          <table:table-cell/>
        </table:table-row>
      </table:table>
      <table:table table:name="Arkusz6" table:style-name="ta1">
        <table:table-column table:style-name="co3" table:default-cell-style-name="Default"/>
        <table:table-row table:style-name="ro1">
          <table:table-cell/>
        </table:table-row>
      </table:table>
      <table:table table:name="Arkusz7" table:style-name="ta1">
        <table:table-column table:style-name="co3" table:default-cell-style-name="Default"/>
        <table:table-row table:style-name="ro1">
          <table:table-cell/>
        </table:table-row>
      </table:table>
      <table:table table:name="Arkusz8" table:style-name="ta1">
        <table:table-column table:style-name="co3" table:default-cell-style-name="Default"/>
        <table:table-row table:style-name="ro1">
          <table:table-cell/>
        </table:table-row>
      </table:table>
      <table:table table:name="Arkusz9" table:style-name="ta1">
        <table:table-column table:style-name="co3" table:default-cell-style-name="Default"/>
        <table:table-row table:style-name="ro1">
          <table:table-cell/>
        </table:table-row>
      </table:table>
      <table:table table:name="Arkusz10" table:style-name="ta1">
        <table:table-column table:style-name="co3" table:default-cell-style-name="Default"/>
        <table:table-row table:style-name="ro1">
          <table:table-cell/>
        </table:table-row>
      </table:table>
      <table:table table:name="Arkusz11" table:style-name="ta1">
        <table:table-column table:style-name="co3" table:default-cell-style-name="Default"/>
        <table:table-row table:style-name="ro1">
          <table:table-cell/>
        </table:table-row>
      </table:table>
      <table:table table:name="Arkusz12" table:style-name="ta1">
        <table:table-column table:style-name="co3" table:default-cell-style-name="Default"/>
        <table:table-row table:style-name="ro1">
          <table:table-cell/>
        </table:table-row>
      </table:table>
      <table:table table:name="Arkusz13" table:style-name="ta1">
        <table:table-column table:style-name="co3" table:default-cell-style-name="Default"/>
        <table:table-row table:style-name="ro1">
          <table:table-cell/>
        </table:table-row>
      </table:table>
      <table:table table:name="Arkusz14"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3">00.00.0000</text:date>, <text:time>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0T20:46:25.121000000</meta:creation-date>
    <dc:date>2020-11-23T08:49:35.350000000</dc:date>
    <meta:editing-duration>PT19H15M38S</meta:editing-duration>
    <meta:editing-cycles>2</meta:editing-cycles>
    <meta:generator>LibreOffice/6.4.4.2$Windows_X86_64 LibreOffice_project/3d775be2011f3886db32dfd395a6a6d1ca2630ff</meta:generator>
    <meta:document-statistic meta:table-count="14" meta:cell-count="358" meta:object-count="0"/>
  </office:meta>
</office:document-meta>
</file>